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6161in"/>
    </style:style>
    <style:style style:name="co2" style:family="table-column">
      <style:table-column-properties fo:break-before="auto" style:column-width="1.8965in"/>
    </style:style>
    <style:style style:name="co3" style:family="table-column">
      <style:table-column-properties fo:break-before="auto" style:column-width="1.7665in"/>
    </style:style>
    <style:style style:name="co4" style:family="table-column">
      <style:table-column-properties fo:break-before="auto" style:column-width="1.6055in"/>
    </style:style>
    <style:style style:name="co5" style:family="table-column">
      <style:table-column-properties fo:break-before="auto" style:column-width="2.2193in"/>
    </style:style>
    <style:style style:name="co6" style:family="table-column">
      <style:table-column-properties fo:break-before="auto" style:column-width="2.198in"/>
    </style:style>
    <style:style style:name="co7" style:family="table-column">
      <style:table-column-properties fo:break-before="auto" style:column-width="1.3575in"/>
    </style:style>
    <style:style style:name="co8" style:family="table-column">
      <style:table-column-properties fo:break-before="auto" style:column-width="2.1008in"/>
    </style:style>
    <style:style style:name="co9" style:family="table-column">
      <style:table-column-properties fo:break-before="auto" style:column-width="1.9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2307in"/>
    </style:style>
    <style:style style:name="co12" style:family="table-column">
      <style:table-column-properties fo:break-before="auto" style:column-width="1.5839in"/>
    </style:style>
    <style:style style:name="co13" style:family="table-column">
      <style:table-column-properties fo:break-before="auto" style:column-width="1.5516in"/>
    </style:style>
    <style:style style:name="co14" style:family="table-column">
      <style:table-column-properties fo:break-before="auto" style:column-width="1.702in"/>
    </style:style>
    <style:style style:name="co15" style:family="table-column">
      <style:table-column-properties fo:break-before="auto" style:column-width="1.5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imbus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relief="none" style:font-style-complex="normal" style:font-weight-complex="normal" style:font-size-complex="10pt" style:font-name-complex="FreeSans" style:language-complex="hi" style:country-complex="IN" fo:language="en" fo:country="US" fo:text-shadow="none" fo:font-style="normal" style:text-underline-style="none" style:text-underline-color="font-color" style:language-asian="zh" style:country-asian="CN" style:font-name="Nimbus Sans" fo:font-weight="normal" style:text-line-through-type="none" style:text-outline="false" style:text-line-through-mode="continuous" style:font-name-asian="Nimbus Sans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style-name="ce1" office:value-type="string" calcext:value-type="string">
            <text:p>Host</text:p>
          </table:table-cell>
          <table:table-cell table:style-name="ce1" table:number-columns-repeated="8"/>
          <table:table-cell/>
          <table:table-cell office:value-type="string" calcext:value-type="string">
            <text:p>overlay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Read time 1GB</text:p>
          </table:table-cell>
          <table:table-cell table:style-name="ce1" office:value-type="string" calcext:value-type="string">
            <text:p>Write time 1GB unmodified</text:p>
          </table:table-cell>
          <table:table-cell table:style-name="ce1" office:value-type="string" calcext:value-type="string">
            <text:p>Write time 1GB modified</text:p>
          </table:table-cell>
          <table:table-cell table:style-name="ce1" office:value-type="string" calcext:value-type="string">
            <text:p>Read time 10*100MB</text:p>
          </table:table-cell>
          <table:table-cell table:style-name="ce1" office:value-type="string" calcext:value-type="string">
            <text:p>Write time 10*100MB unmodified</text:p>
          </table:table-cell>
          <table:table-cell table:style-name="ce1" office:value-type="string" calcext:value-type="string">
            <text:p>Write time 10*100MB modified</text:p>
          </table:table-cell>
          <table:table-cell table:style-name="ce1" office:value-type="string" calcext:value-type="string">
            <text:p>Read time 100MB</text:p>
          </table:table-cell>
          <table:table-cell table:style-name="ce1" office:value-type="string" calcext:value-type="string">
            <text:p>Write time 100MB unmodified</text:p>
          </table:table-cell>
          <table:table-cell table:style-name="ce1" office:value-type="string" calcext:value-type="string">
            <text:p>Write time 100MB modified</text:p>
          </table:table-cell>
          <table:table-cell/>
          <table:table-cell table:style-name="ce1" table:number-columns-repeated="5"/>
        </table:table-row>
        <table:table-row table:style-name="ro1">
          <table:table-cell/>
          <table:table-cell office:value-type="float" office:value="10.1346001625061" calcext:value-type="float">
            <text:p>10.1346</text:p>
          </table:table-cell>
          <table:table-cell office:value-type="float" office:value="9.6301167011261" calcext:value-type="float">
            <text:p>9.6301</text:p>
          </table:table-cell>
          <table:table-cell office:value-type="float" office:value="9.85388016700745" calcext:value-type="float">
            <text:p>9.8539</text:p>
          </table:table-cell>
          <table:table-cell office:value-type="float" office:value="9.59788393974304" calcext:value-type="float">
            <text:p>9.5979</text:p>
          </table:table-cell>
          <table:table-cell office:value-type="float" office:value="10.4319751262665" calcext:value-type="float">
            <text:p>10.4320</text:p>
          </table:table-cell>
          <table:table-cell office:value-type="float" office:value="10.4309196472168" calcext:value-type="float">
            <text:p>10.4309</text:p>
          </table:table-cell>
          <table:table-cell office:value-type="float" office:value="0.959394454956055" calcext:value-type="float">
            <text:p>0.9594</text:p>
          </table:table-cell>
          <table:table-cell office:value-type="float" office:value="1.02153420448303" calcext:value-type="float">
            <text:p>1.0215</text:p>
          </table:table-cell>
          <table:table-cell office:value-type="float" office:value="1.09731912612915" calcext:value-type="float">
            <text:p>1.0973</text:p>
          </table:table-cell>
          <table:table-cell/>
          <table:table-cell table:style-name="ce1" office:value-type="string" calcext:value-type="string">
            <text:p>10 Layers</text:p>
          </table:table-cell>
          <table:table-cell table:style-name="ce1" office:value-type="string" calcext:value-type="string">
            <text:p>Host</text:p>
          </table:table-cell>
          <table:table-cell table:style-name="ce2" office:value-type="string" calcext:value-type="string">
            <text:p>Bind Mount</text:p>
          </table:table-cell>
          <table:table-cell table:style-name="ce2" office:value-type="string" calcext:value-type="string">
            <text:p>Layer 0/10</text:p>
          </table:table-cell>
          <table:table-cell table:style-name="ce2" office:value-type="string" calcext:value-type="string">
            <text:p>Layer 9/10</text:p>
          </table:table-cell>
        </table:table-row>
        <table:table-row table:style-name="ro2">
          <table:table-cell/>
          <table:table-cell office:value-type="float" office:value="10.0875861644745" calcext:value-type="float">
            <text:p>10.0876</text:p>
          </table:table-cell>
          <table:table-cell office:value-type="float" office:value="10.1440358161926" calcext:value-type="float">
            <text:p>10.1440</text:p>
          </table:table-cell>
          <table:table-cell office:value-type="float" office:value="9.85978102684021" calcext:value-type="float">
            <text:p>9.8598</text:p>
          </table:table-cell>
          <table:table-cell office:value-type="float" office:value="10.3532752990723" calcext:value-type="float">
            <text:p>10.3533</text:p>
          </table:table-cell>
          <table:table-cell office:value-type="float" office:value="10.4065227508545" calcext:value-type="float">
            <text:p>10.4065</text:p>
          </table:table-cell>
          <table:table-cell office:value-type="float" office:value="10.4312877655029" calcext:value-type="float">
            <text:p>10.4313</text:p>
          </table:table-cell>
          <table:table-cell office:value-type="float" office:value="1.05115699768066" calcext:value-type="float">
            <text:p>1.0512</text:p>
          </table:table-cell>
          <table:table-cell office:value-type="float" office:value="1.03816390037537" calcext:value-type="float">
            <text:p>1.0382</text:p>
          </table:table-cell>
          <table:table-cell office:value-type="float" office:value="1.0084912776947" calcext:value-type="float">
            <text:p>1.0085</text:p>
          </table:table-cell>
          <table:table-cell/>
          <table:table-cell table:style-name="ce1" office:value-type="string" calcext:value-type="string">
            <text:p>Read 1GB</text:p>
          </table:table-cell>
          <table:table-cell table:style-name="ce1" table:formula="of:=CONCATENATE(ROUND([.B8]; 2); CHAR(10); &quot;(&quot;; [.B11]; &quot;)&quot;)" office:value-type="string" office:string-value="9.79&#10;(9.54 - 10.05)" calcext:value-type="string">
            <text:p>9.79</text:p>
            <text:p>(9.54 - 10.05)</text:p>
          </table:table-cell>
          <table:table-cell table:style-name="ce1" table:formula="of:=CONCATENATE(ROUND([.B20]; 2); CHAR(10); &quot;(&quot;; [.B23]; &quot;)&quot;)" office:value-type="string" office:string-value="9.79&#10;(9.69 - 9.89)" calcext:value-type="string">
            <text:p>9.79</text:p>
            <text:p>(9.69 - 9.89)</text:p>
          </table:table-cell>
          <table:table-cell table:style-name="ce1" table:formula="of:=CONCATENATE(ROUND([.B32]; 2); CHAR(10); &quot;(&quot;; [.B35]; &quot;)&quot;)" office:value-type="string" office:string-value="9.79&#10;(9.71 - 9.87)" calcext:value-type="string">
            <text:p>9.79</text:p>
            <text:p>(9.71 - 9.87)</text:p>
          </table:table-cell>
          <table:table-cell table:style-name="ce1" table:formula="of:=CONCATENATE(ROUND([.B44]; 2); CHAR(10); &quot;(&quot;; [.B47]; &quot;)&quot;)" office:value-type="string" office:string-value="9.79&#10;(9.71 - 9.87)" calcext:value-type="string">
            <text:p>9.79</text:p>
            <text:p>(9.71 - 9.87)</text:p>
          </table:table-cell>
        </table:table-row>
        <table:table-row table:style-name="ro2">
          <table:table-cell/>
          <table:table-cell office:value-type="float" office:value="10.217512845993" calcext:value-type="float">
            <text:p>10.2175</text:p>
          </table:table-cell>
          <table:table-cell office:value-type="float" office:value="10.0541033744812" calcext:value-type="float">
            <text:p>10.0541</text:p>
          </table:table-cell>
          <table:table-cell office:value-type="float" office:value="9.81038522720337" calcext:value-type="float">
            <text:p>9.8104</text:p>
          </table:table-cell>
          <table:table-cell office:value-type="float" office:value="10.4181206226349" calcext:value-type="float">
            <text:p>10.4181</text:p>
          </table:table-cell>
          <table:table-cell office:value-type="float" office:value="10.5318365097046" calcext:value-type="float">
            <text:p>10.5318</text:p>
          </table:table-cell>
          <table:table-cell office:value-type="float" office:value="10.4737110137939" calcext:value-type="float">
            <text:p>10.4737</text:p>
          </table:table-cell>
          <table:table-cell office:value-type="float" office:value="1.04200792312622" calcext:value-type="float">
            <text:p>1.0420</text:p>
          </table:table-cell>
          <table:table-cell office:value-type="float" office:value="1.02103137969971" calcext:value-type="float">
            <text:p>1.0210</text:p>
          </table:table-cell>
          <table:table-cell office:value-type="float" office:value="1.04660487174988" calcext:value-type="float">
            <text:p>1.0466</text:p>
          </table:table-cell>
          <table:table-cell/>
          <table:table-cell table:style-name="ce1" office:value-type="string" calcext:value-type="string">
            <text:p>Write 1GB new</text:p>
          </table:table-cell>
          <table:table-cell table:style-name="ce1" table:formula="of:=CONCATENATE(ROUND([.C8]; 2); CHAR(10); &quot;(&quot;; [.C11]; &quot;)&quot;)" office:value-type="string" office:string-value="10.56&#10;(10.29 - 10.83)" calcext:value-type="string">
            <text:p>10.56</text:p>
            <text:p>(10.29 - 10.83)</text:p>
          </table:table-cell>
          <table:table-cell table:style-name="ce1" table:formula="of:=CONCATENATE(ROUND([.C20]; 2); CHAR(10); &quot;(&quot;; [.C23]; &quot;)&quot;)" office:value-type="string" office:string-value="10.56&#10;(10.26 - 10.86)" calcext:value-type="string">
            <text:p>10.56</text:p>
            <text:p>(10.26 - 10.86)</text:p>
          </table:table-cell>
          <table:table-cell table:style-name="ce1" table:formula="of:=CONCATENATE(ROUND([.C32]; 2); CHAR(10); &quot;(&quot;; [.C35]; &quot;)&quot;)" office:value-type="string" office:string-value="10.56&#10;(10.37 - 10.74)" calcext:value-type="string">
            <text:p>10.56</text:p>
            <text:p>(10.37 - 10.74)</text:p>
          </table:table-cell>
          <table:table-cell table:style-name="ce1" table:formula="of:=CONCATENATE(ROUND([.C44]; 2); CHAR(10); &quot;(&quot;; [.C47]; &quot;)&quot;)" office:value-type="string" office:string-value="10.56&#10;(10.33 - 10.78)" calcext:value-type="string">
            <text:p>10.56</text:p>
            <text:p>(10.33 - 10.78)</text:p>
          </table:table-cell>
        </table:table-row>
        <table:table-row table:style-name="ro2">
          <table:table-cell/>
          <table:table-cell office:value-type="float" office:value="10.1654572486877" calcext:value-type="float">
            <text:p>10.1655</text:p>
          </table:table-cell>
          <table:table-cell office:value-type="float" office:value="10.08895611763" calcext:value-type="float">
            <text:p>10.0890</text:p>
          </table:table-cell>
          <table:table-cell office:value-type="float" office:value="10.0341858863831" calcext:value-type="float">
            <text:p>10.0342</text:p>
          </table:table-cell>
          <table:table-cell office:value-type="float" office:value="9.7714273929596" calcext:value-type="float">
            <text:p>9.7714</text:p>
          </table:table-cell>
          <table:table-cell office:value-type="float" office:value="10.9322781562805" calcext:value-type="float">
            <text:p>10.9323</text:p>
          </table:table-cell>
          <table:table-cell office:value-type="float" office:value="10.7484035491943" calcext:value-type="float">
            <text:p>10.7484</text:p>
          </table:table-cell>
          <table:table-cell office:value-type="float" office:value="0.963671445846558" calcext:value-type="float">
            <text:p>0.9637</text:p>
          </table:table-cell>
          <table:table-cell office:value-type="float" office:value="1.02702617645264" calcext:value-type="float">
            <text:p>1.0270</text:p>
          </table:table-cell>
          <table:table-cell office:value-type="float" office:value="1.14238119125366" calcext:value-type="float">
            <text:p>1.1424</text:p>
          </table:table-cell>
          <table:table-cell/>
          <table:table-cell table:style-name="ce1" office:value-type="string" calcext:value-type="string">
            <text:p><text:span text:style-name="T1">Write</text:span> 1GB existing</text:p>
          </table:table-cell>
          <table:table-cell table:style-name="ce1" table:formula="of:=CONCATENATE(ROUND([.D8]; 2); CHAR(10); &quot;(&quot;; [.D11]; &quot;)&quot;)" office:value-type="string" office:string-value="10.73&#10;(10.43 - 11.04)" calcext:value-type="string">
            <text:p>10.73</text:p>
            <text:p>(10.43 - 11.04)</text:p>
          </table:table-cell>
          <table:table-cell table:style-name="ce1" table:formula="of:=CONCATENATE(ROUND([.D20]; 2); CHAR(10); &quot;(&quot;; [.D23]; &quot;)&quot;)" office:value-type="string" office:string-value="10.73&#10;(10.4 - 11.07)" calcext:value-type="string">
            <text:p>10.73</text:p>
            <text:p>(10.4 - 11.07)</text:p>
          </table:table-cell>
          <table:table-cell table:style-name="ce1" table:formula="of:=CONCATENATE(ROUND([.D32]; 2); CHAR(10); &quot;(&quot;; [.D35]; &quot;)&quot;)" office:value-type="string" office:string-value="10.73&#10;(10.37 - 11.1)" calcext:value-type="string">
            <text:p>10.73</text:p>
            <text:p>(10.37 - 11.1)</text:p>
          </table:table-cell>
          <table:table-cell table:style-name="ce1" table:formula="of:=CONCATENATE(ROUND([.D44]; 2); CHAR(10); &quot;(&quot;; [.D47]; &quot;)&quot;)" office:value-type="string" office:string-value="10.73&#10;(10.52 - 10.95)" calcext:value-type="string">
            <text:p>10.73</text:p>
            <text:p>(10.52 - 10.95)</text:p>
          </table:table-cell>
        </table:table-row>
        <table:table-row table:style-name="ro2">
          <table:table-cell/>
          <table:table-cell office:value-type="float" office:value="9.46111798286438" calcext:value-type="float">
            <text:p>9.4611</text:p>
          </table:table-cell>
          <table:table-cell office:value-type="float" office:value="9.92829704284668" calcext:value-type="float">
            <text:p>9.9283</text:p>
          </table:table-cell>
          <table:table-cell office:value-type="float" office:value="10.2261354923248" calcext:value-type="float">
            <text:p>10.2261</text:p>
          </table:table-cell>
          <table:table-cell office:value-type="float" office:value="9.74429941177368" calcext:value-type="float">
            <text:p>9.7443</text:p>
          </table:table-cell>
          <table:table-cell office:value-type="float" office:value="10.77325963974" calcext:value-type="float">
            <text:p>10.7733</text:p>
          </table:table-cell>
          <table:table-cell office:value-type="float" office:value="10.4487736225128" calcext:value-type="float">
            <text:p>10.4488</text:p>
          </table:table-cell>
          <table:table-cell office:value-type="float" office:value="0.953391075134277" calcext:value-type="float">
            <text:p>0.9534</text:p>
          </table:table-cell>
          <table:table-cell office:value-type="float" office:value="1.08457612991333" calcext:value-type="float">
            <text:p>1.0846</text:p>
          </table:table-cell>
          <table:table-cell office:value-type="float" office:value="1.05007863044739" calcext:value-type="float">
            <text:p>1.0501</text:p>
          </table:table-cell>
          <table:table-cell/>
          <table:table-cell table:style-name="ce1" office:value-type="string" calcext:value-type="string">
            <text:p><text:span text:style-name="T2">Read</text:span> 10*100MB</text:p>
          </table:table-cell>
          <table:table-cell table:style-name="ce1" table:formula="of:=CONCATENATE(ROUND([.E8]; 2); CHAR(10); &quot;(&quot;; [.E11]; &quot;)&quot;)" office:value-type="string" office:string-value="10.09&#10;(9.79 - 10.39)" calcext:value-type="string">
            <text:p>10.09</text:p>
            <text:p>(9.79 - 10.39)</text:p>
          </table:table-cell>
          <table:table-cell table:style-name="ce1" table:formula="of:=CONCATENATE(ROUND([.E20]; 2); CHAR(10); &quot;(&quot;; [.E23]; &quot;)&quot;)" office:value-type="string" office:string-value="10.09&#10;(9.98 - 10.21)" calcext:value-type="string">
            <text:p>10.09</text:p>
            <text:p>(9.98 - 10.21)</text:p>
          </table:table-cell>
          <table:table-cell table:style-name="ce1" table:formula="of:=CONCATENATE(ROUND([.E32]; 2); CHAR(10); &quot;(&quot;; [.E35]; &quot;)&quot;)" office:value-type="string" office:string-value="10.09&#10;(9.84 - 10.34)" calcext:value-type="string">
            <text:p>10.09</text:p>
            <text:p>(9.84 - 10.34)</text:p>
          </table:table-cell>
          <table:table-cell table:style-name="ce1" table:formula="of:=CONCATENATE(ROUND([.E44]; 2); CHAR(10); &quot;(&quot;; [.E47]; &quot;)&quot;)" office:value-type="string" office:string-value="10.09&#10;(10.04 - 10.14)" calcext:value-type="string">
            <text:p>10.09</text:p>
            <text:p>(10.04 - 10.14)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style-name="ce1" office:value-type="float" office:value="9.793" calcext:value-type="float">
            <text:p>9.793</text:p>
          </table:table-cell>
          <table:table-cell table:style-name="ce1" office:value-type="float" office:value="10.5594" calcext:value-type="float">
            <text:p>10.5594</text:p>
          </table:table-cell>
          <table:table-cell table:style-name="ce1" office:value-type="float" office:value="10.7347" calcext:value-type="float">
            <text:p>10.7347</text:p>
          </table:table-cell>
          <table:table-cell table:style-name="ce1" office:value-type="float" office:value="10.0937" calcext:value-type="float">
            <text:p>10.0937</text:p>
          </table:table-cell>
          <table:table-cell table:style-name="ce1" office:value-type="float" office:value="10.8482" calcext:value-type="float">
            <text:p>10.8482</text:p>
          </table:table-cell>
          <table:table-cell table:style-name="ce1" office:value-type="float" office:value="10.8935" calcext:value-type="float">
            <text:p>10.8935</text:p>
          </table:table-cell>
          <table:table-cell table:style-name="ce1" office:value-type="float" office:value="0.9906" calcext:value-type="float">
            <text:p>0.9906</text:p>
          </table:table-cell>
          <table:table-cell table:style-name="ce1" office:value-type="float" office:value="1.0713" calcext:value-type="float">
            <text:p>1.0713</text:p>
          </table:table-cell>
          <table:table-cell table:style-name="ce1" office:value-type="float" office:value="1.0636" calcext:value-type="float">
            <text:p>1.0636</text:p>
          </table:table-cell>
          <table:table-cell/>
          <table:table-cell table:style-name="ce1" office:value-type="string" calcext:value-type="string">
            <text:p><text:span text:style-name="T1">Write</text:span> 10*100MB new</text:p>
          </table:table-cell>
          <table:table-cell table:style-name="ce1" table:formula="of:=CONCATENATE(ROUND([.F8]; 2); CHAR(10); &quot;(&quot;; [.F11]; &quot;)&quot;)" office:value-type="string" office:string-value="10.85&#10;(10.65 - 11.05)" calcext:value-type="string">
            <text:p>10.85</text:p>
            <text:p>(10.65 - 11.05)</text:p>
          </table:table-cell>
          <table:table-cell table:style-name="ce1" table:formula="of:=CONCATENATE(ROUND([.F20]; 2); CHAR(10); &quot;(&quot;; [.F23]; &quot;)&quot;)" office:value-type="string" office:string-value="10.85&#10;(10.64 - 11.05)" calcext:value-type="string">
            <text:p>10.85</text:p>
            <text:p>(10.64 - 11.05)</text:p>
          </table:table-cell>
          <table:table-cell table:style-name="ce1" table:formula="of:=CONCATENATE(ROUND([.F32]; 2); CHAR(10); &quot;(&quot;; [.F35]; &quot;)&quot;)" office:value-type="string" office:string-value="10.85&#10;(10.62 - 11.08)" calcext:value-type="string">
            <text:p>10.85</text:p>
            <text:p>(10.62 - 11.08)</text:p>
          </table:table-cell>
          <table:table-cell table:style-name="ce1" table:formula="of:=CONCATENATE(ROUND([.F44]; 2); CHAR(10); &quot;(&quot;; [.F47]; &quot;)&quot;)" office:value-type="string" office:string-value="10.85&#10;(10.65 - 11.05)" calcext:value-type="string">
            <text:p>10.85</text:p>
            <text:p>(10.65 - 11.05)</text:p>
          </table:table-cell>
        </table:table-row>
        <table:table-row table:style-name="ro2">
          <table:table-cell office:value-type="string" calcext:value-type="string">
            <text:p>Stdev</text:p>
          </table:table-cell>
          <table:table-cell table:formula="of:=ROUND(STDEV([.B3:.B7]); 4)" office:value-type="float" office:value="0.3122" calcext:value-type="float">
            <text:p>0.3122</text:p>
          </table:table-cell>
          <table:table-cell table:formula="of:=ROUND(STDEV([.C3:.C7]); 4)" office:value-type="float" office:value="0.2054" calcext:value-type="float">
            <text:p>0.2054</text:p>
          </table:table-cell>
          <table:table-cell table:formula="of:=ROUND(STDEV([.D3:.D7]); 4)" office:value-type="float" office:value="0.1732" calcext:value-type="float">
            <text:p>0.1732</text:p>
          </table:table-cell>
          <table:table-cell table:formula="of:=ROUND(STDEV([.E3:.E7]); 4)" office:value-type="float" office:value="0.3796" calcext:value-type="float">
            <text:p>0.3796</text:p>
          </table:table-cell>
          <table:table-cell table:formula="of:=ROUND(STDEV([.F3:.F7]); 4)" office:value-type="float" office:value="0.2289" calcext:value-type="float">
            <text:p>0.2289</text:p>
          </table:table-cell>
          <table:table-cell table:formula="of:=ROUND(STDEV([.G3:.G7]); 4)" office:value-type="float" office:value="0.1363" calcext:value-type="float">
            <text:p>0.1363</text:p>
          </table:table-cell>
          <table:table-cell table:formula="of:=ROUND(STDEV([.H3:.H7]); 4)" office:value-type="float" office:value="0.0483" calcext:value-type="float">
            <text:p>0.0483</text:p>
          </table:table-cell>
          <table:table-cell table:formula="of:=ROUND(STDEV([.I3:.I7]); 4)" office:value-type="float" office:value="0.0267" calcext:value-type="float">
            <text:p>0.0267</text:p>
          </table:table-cell>
          <table:table-cell table:formula="of:=ROUND(STDEV([.J3:.J7]); 4)" office:value-type="float" office:value="0.0517" calcext:value-type="float">
            <text:p>0.0517</text:p>
          </table:table-cell>
          <table:table-cell/>
          <table:table-cell table:style-name="ce1" office:value-type="string" calcext:value-type="string">
            <text:p><text:span text:style-name="T1">Write</text:span> 10*100MB existing</text:p>
          </table:table-cell>
          <table:table-cell table:style-name="ce1" table:formula="of:=CONCATENATE(ROUND([.G8]; 2); CHAR(10); &quot;(&quot;; [.G11]; &quot;)&quot;)" office:value-type="string" office:string-value="10.89&#10;(10.72 - 11.07)" calcext:value-type="string">
            <text:p>10.89</text:p>
            <text:p>(10.72 - 11.07)</text:p>
          </table:table-cell>
          <table:table-cell table:style-name="ce1" table:formula="of:=CONCATENATE(ROUND([.G20]; 2); CHAR(10); &quot;(&quot;; [.G23]; &quot;)&quot;)" office:value-type="string" office:string-value="10.89&#10;(10.64 - 11.15)" calcext:value-type="string">
            <text:p>10.89</text:p>
            <text:p>(10.64 - 11.15)</text:p>
          </table:table-cell>
          <table:table-cell table:style-name="ce1" table:formula="of:=CONCATENATE(ROUND([.G32]; 2); CHAR(10); &quot;(&quot;; [.G35]; &quot;)&quot;)" office:value-type="string" office:string-value="10.89&#10;(10.67 - 11.12)" calcext:value-type="string">
            <text:p>10.89</text:p>
            <text:p>(10.67 - 11.12)</text:p>
          </table:table-cell>
          <table:table-cell table:style-name="ce1" table:formula="of:=CONCATENATE(ROUND([.G44]; 2); CHAR(10); &quot;(&quot;; [.G47]; &quot;)&quot;)" office:value-type="string" office:string-value="10.89&#10;(10.6 - 11.19)" calcext:value-type="string">
            <text:p>10.89</text:p>
            <text:p>(10.6 - 11.19)</text:p>
          </table:table-cell>
        </table:table-row>
        <table:table-row table:style-name="ro2">
          <table:table-cell/>
          <table:table-cell table:formula="of:=CONFIDENCE(0.05; STDEV([.B3:.B8]); 5)" office:value-type="float" office:value="0.257171979924203" calcext:value-type="float">
            <text:p>0.2572</text:p>
          </table:table-cell>
          <table:table-cell table:formula="of:=CONFIDENCE(0.05; STDEV([.C3:.C8]); 5)" office:value-type="float" office:value="0.265615194964167" calcext:value-type="float">
            <text:p>0.2656</text:p>
          </table:table-cell>
          <table:table-cell table:formula="of:=CONFIDENCE(0.05; STDEV([.D3:.D8]); 5)" office:value-type="float" office:value="0.309686943297632" calcext:value-type="float">
            <text:p>0.3097</text:p>
          </table:table-cell>
          <table:table-cell table:formula="of:=CONFIDENCE(0.05; STDEV([.E3:.E8]); 5)" office:value-type="float" office:value="0.300497180271826" calcext:value-type="float">
            <text:p>0.3005</text:p>
          </table:table-cell>
          <table:table-cell table:formula="of:=CONFIDENCE(0.05; STDEV([.F3:.F8]); 5)" office:value-type="float" office:value="0.19788423225859" calcext:value-type="float">
            <text:p>0.1979</text:p>
          </table:table-cell>
          <table:table-cell table:formula="of:=CONFIDENCE(0.05; STDEV([.G3:.G8]); 5)" office:value-type="float" office:value="0.174876531090691" calcext:value-type="float">
            <text:p>0.1749</text:p>
          </table:table-cell>
          <table:table-cell table:formula="of:=CONFIDENCE(0.05; STDEV([.H3:.H8]); 5)" office:value-type="float" office:value="0.0378984543054578" calcext:value-type="float">
            <text:p>0.0379</text:p>
          </table:table-cell>
          <table:table-cell table:formula="of:=CONFIDENCE(0.05; STDEV([.I3:.I8]); 5)" office:value-type="float" office:value="0.0239921686843064" calcext:value-type="float">
            <text:p>0.0240</text:p>
          </table:table-cell>
          <table:table-cell table:formula="of:=CONFIDENCE(0.05; STDEV([.J3:.J8]); 5)" office:value-type="float" office:value="0.0406080892092184" calcext:value-type="float">
            <text:p>0.0406</text:p>
          </table:table-cell>
          <table:table-cell/>
          <table:table-cell table:style-name="ce1" office:value-type="string" calcext:value-type="string">
            <text:p><text:span text:style-name="T1">Read</text:span> 100MB</text:p>
          </table:table-cell>
          <table:table-cell table:style-name="ce1" table:formula="of:=CONCATENATE(ROUND([.H8]; 4); CHAR(10); &quot;(&quot;; [.H11]; &quot;)&quot;)" office:value-type="string" office:string-value="0.9906&#10;(0.95 - 1.03)" calcext:value-type="string">
            <text:p>0.9906</text:p>
            <text:p>(0.95 - 1.03)</text:p>
          </table:table-cell>
          <table:table-cell table:style-name="ce1" table:formula="of:=CONCATENATE(ROUND([.H20]; 4); CHAR(10); &quot;(&quot;; [.H23]; &quot;)&quot;)" office:value-type="string" office:string-value="0.9906&#10;(0.97 - 1.01)" calcext:value-type="string">
            <text:p>0.9906</text:p>
            <text:p>(0.97 - 1.01)</text:p>
          </table:table-cell>
          <table:table-cell table:style-name="ce1" table:formula="of:=CONCATENATE(ROUND([.H32]; 4); CHAR(10); &quot;(&quot;; [.H35]; &quot;)&quot;)" office:value-type="string" office:string-value="0.9906&#10;(0.98 - 1)" calcext:value-type="string">
            <text:p>0.9906</text:p>
            <text:p>(0.98 - 1)</text:p>
          </table:table-cell>
          <table:table-cell table:style-name="ce1" table:formula="of:=CONCATENATE(ROUND([.H44]; 4); CHAR(10); &quot;(&quot;; [.H47]; &quot;)&quot;)" office:value-type="string" office:string-value="0.9906&#10;(0.97 - 1.01)" calcext:value-type="string">
            <text:p>0.9906</text:p>
            <text:p>(0.97 - 1.01)</text:p>
          </table:table-cell>
        </table:table-row>
        <table:table-row table:style-name="ro2">
          <table:table-cell office:value-type="string" calcext:value-type="string">
            <text:p>95% Confidence interval</text:p>
          </table:table-cell>
          <table:table-cell table:style-name="ce1" table:formula="of:=CONCATENATE(ROUND([.B8]-[.B10]; 2);&quot; - &quot;;ROUND([.B8]+[.B10]; 2))" office:value-type="string" office:string-value="9.54 - 10.05" calcext:value-type="string">
            <text:p>9.54 - 10.05</text:p>
          </table:table-cell>
          <table:table-cell table:style-name="ce1" table:formula="of:=CONCATENATE(ROUND([.C8]-[.C10]; 2);&quot; - &quot;;ROUND([.C8]+[.C10]; 2))" office:value-type="string" office:string-value="10.29 - 10.83" calcext:value-type="string">
            <text:p>10.29 - 10.83</text:p>
          </table:table-cell>
          <table:table-cell table:style-name="ce1" table:formula="of:=CONCATENATE(ROUND([.D8]-[.D10]; 2);&quot; - &quot;;ROUND([.D8]+[.D10]; 2))" office:value-type="string" office:string-value="10.43 - 11.04" calcext:value-type="string">
            <text:p>10.43 - 11.04</text:p>
          </table:table-cell>
          <table:table-cell table:style-name="ce1" table:formula="of:=CONCATENATE(ROUND([.E8]-[.E10]; 2);&quot; - &quot;;ROUND([.E8]+[.E10]; 2))" office:value-type="string" office:string-value="9.79 - 10.39" calcext:value-type="string">
            <text:p>9.79 - 10.39</text:p>
          </table:table-cell>
          <table:table-cell table:style-name="ce1" table:formula="of:=CONCATENATE(ROUND([.F8]-[.F10]; 2);&quot; - &quot;;ROUND([.F8]+[.F10]; 2))" office:value-type="string" office:string-value="10.65 - 11.05" calcext:value-type="string">
            <text:p>10.65 - 11.05</text:p>
          </table:table-cell>
          <table:table-cell table:style-name="ce1" table:formula="of:=CONCATENATE(ROUND([.G8]-[.G10]; 2);&quot; - &quot;;ROUND([.G8]+[.G10]; 2))" office:value-type="string" office:string-value="10.72 - 11.07" calcext:value-type="string">
            <text:p>10.72 - 11.07</text:p>
          </table:table-cell>
          <table:table-cell table:style-name="ce1" table:formula="of:=CONCATENATE(ROUND([.H8]-[.H10]; 2);&quot; - &quot;;ROUND([.H8]+[.H10]; 2))" office:value-type="string" office:string-value="0.95 - 1.03" calcext:value-type="string">
            <text:p>0.95 - 1.03</text:p>
          </table:table-cell>
          <table:table-cell table:style-name="ce1" table:formula="of:=CONCATENATE(ROUND([.I8]-[.I10]; 2);&quot; - &quot;;ROUND([.I8]+[.I10]; 2))" office:value-type="string" office:string-value="1.05 - 1.1" calcext:value-type="string">
            <text:p>1.05 - 1.1</text:p>
          </table:table-cell>
          <table:table-cell table:style-name="ce1" table:formula="of:=CONCATENATE(ROUND([.J8]-[.J10]; 2);&quot; - &quot;;ROUND([.J8]+[.J10]; 2))" office:value-type="string" office:string-value="1.02 - 1.1" calcext:value-type="string">
            <text:p>1.02 - 1.1</text:p>
          </table:table-cell>
          <table:table-cell/>
          <table:table-cell table:style-name="ce1" office:value-type="string" calcext:value-type="string">
            <text:p><text:span text:style-name="T1">Write</text:span> 100MB new</text:p>
          </table:table-cell>
          <table:table-cell table:style-name="ce1" table:formula="of:=CONCATENATE(ROUND([.I8]; 2); CHAR(10); &quot;(&quot;; [.I11]; &quot;)&quot;)" office:value-type="string" office:string-value="1.07&#10;(1.05 - 1.1)" calcext:value-type="string">
            <text:p>1.07</text:p>
            <text:p>(1.05 - 1.1)</text:p>
          </table:table-cell>
          <table:table-cell table:style-name="ce1" table:formula="of:=CONCATENATE(ROUND([.I20]; 2); CHAR(10); &quot;(&quot;; [.I23]; &quot;)&quot;)" office:value-type="string" office:string-value="1.07&#10;(1.04 - 1.11)" calcext:value-type="string">
            <text:p>1.07</text:p>
            <text:p>(1.04 - 1.11)</text:p>
          </table:table-cell>
          <table:table-cell table:style-name="ce1" table:formula="of:=CONCATENATE(ROUND([.I32]; 2); CHAR(10); &quot;(&quot;; [.I35]; &quot;)&quot;)" office:value-type="string" office:string-value="1.07&#10;(1.03 - 1.11)" calcext:value-type="string">
            <text:p>1.07</text:p>
            <text:p>(1.03 - 1.11)</text:p>
          </table:table-cell>
          <table:table-cell table:style-name="ce1" table:formula="of:=CONCATENATE(ROUND([.I44]; 2); CHAR(10); &quot;(&quot;; [.I47]; &quot;)&quot;)" office:value-type="string" office:string-value="1.07&#10;(1.04 - 1.1)" calcext:value-type="string">
            <text:p>1.07</text:p>
            <text:p>(1.04 - 1.1)</text:p>
          </table:table-cell>
        </table:table-row>
        <table:table-row table:style-name="ro2">
          <table:table-cell/>
          <table:table-cell table:style-name="ce1" table:number-columns-repeated="9"/>
          <table:table-cell/>
          <table:table-cell table:style-name="ce1" office:value-type="string" calcext:value-type="string">
            <text:p><text:span text:style-name="T1">Write</text:span> 100MB existing</text:p>
          </table:table-cell>
          <table:table-cell table:style-name="ce1" table:formula="of:=CONCATENATE(ROUND([.J8]; 2); CHAR(10); &quot;(&quot;; [.J11]; &quot;)&quot;)" office:value-type="string" office:string-value="1.06&#10;(1.02 - 1.1)" calcext:value-type="string">
            <text:p>1.06</text:p>
            <text:p>(1.02 - 1.1)</text:p>
          </table:table-cell>
          <table:table-cell table:style-name="ce1" table:formula="of:=CONCATENATE(ROUND([.J20]; 2); CHAR(10); &quot;(&quot;; [.J23]; &quot;)&quot;)" office:value-type="string" office:string-value="1.06&#10;(1.04 - 1.09)" calcext:value-type="string">
            <text:p>1.06</text:p>
            <text:p>(1.04 - 1.09)</text:p>
          </table:table-cell>
          <table:table-cell table:style-name="ce1" table:formula="of:=CONCATENATE(ROUND([.J32]; 2); CHAR(10); &quot;(&quot;; [.J35]; &quot;)&quot;)" office:value-type="string" office:string-value="1.06&#10;(1.05 - 1.08)" calcext:value-type="string">
            <text:p>1.06</text:p>
            <text:p>(1.05 - 1.08)</text:p>
          </table:table-cell>
          <table:table-cell table:style-name="ce1" table:formula="of:=CONCATENATE(ROUND([.J44]; 2); CHAR(10); &quot;(&quot;; [.J47]; &quot;)&quot;)" office:value-type="string" office:string-value="1.06&#10;(1.03 - 1.1)" calcext:value-type="string">
            <text:p>1.06</text:p>
            <text:p>(1.03 - 1.1)</text:p>
          </table:table-cell>
        </table:table-row>
        <table:table-row table:style-name="ro1">
          <table:table-cell/>
          <table:table-cell table:style-name="ce1" office:value-type="string" calcext:value-type="string">
            <text:p>Bind Mount 10 layers</text:p>
          </table:table-cell>
          <table:table-cell table:style-name="ce1" table:number-columns-repeated="8"/>
          <table:table-cell/>
          <table:table-cell table:style-name="ce1" table:number-columns-repeated="5"/>
        </table:table-row>
        <table:table-row table:style-name="ro1">
          <table:table-cell/>
          <table:table-cell table:style-name="ce1" office:value-type="string" calcext:value-type="string">
            <text:p>Read time 1GB</text:p>
          </table:table-cell>
          <table:table-cell table:style-name="ce1" office:value-type="string" calcext:value-type="string">
            <text:p>Write time 1GB unmodified</text:p>
          </table:table-cell>
          <table:table-cell table:style-name="ce1" office:value-type="string" calcext:value-type="string">
            <text:p>Write time 1GB modified</text:p>
          </table:table-cell>
          <table:table-cell table:style-name="ce1" office:value-type="string" calcext:value-type="string">
            <text:p>Read time 10*100MB</text:p>
          </table:table-cell>
          <table:table-cell table:style-name="ce1" office:value-type="string" calcext:value-type="string">
            <text:p>Write time 10*100MB unmodified</text:p>
          </table:table-cell>
          <table:table-cell table:style-name="ce1" office:value-type="string" calcext:value-type="string">
            <text:p>Write time 10*100MB modified</text:p>
          </table:table-cell>
          <table:table-cell table:style-name="ce1" office:value-type="string" calcext:value-type="string">
            <text:p>Read time 100MB</text:p>
          </table:table-cell>
          <table:table-cell table:style-name="ce1" office:value-type="string" calcext:value-type="string">
            <text:p>Write time 100MB unmodified</text:p>
          </table:table-cell>
          <table:table-cell table:style-name="ce1" office:value-type="string" calcext:value-type="string">
            <text:p>Write time 100MB modified</text:p>
          </table:table-cell>
          <table:table-cell/>
          <table:table-cell table:style-name="ce1" office:value-type="string" calcext:value-type="string">
            <text:p>20 Layers</text:p>
          </table:table-cell>
          <table:table-cell table:style-name="ce1" office:value-type="string" calcext:value-type="string">
            <text:p>Host</text:p>
          </table:table-cell>
          <table:table-cell table:style-name="ce2" office:value-type="string" calcext:value-type="string">
            <text:p>Bind Mount</text:p>
          </table:table-cell>
          <table:table-cell table:style-name="ce2" office:value-type="string" calcext:value-type="string">
            <text:p>Layer 0/20</text:p>
          </table:table-cell>
          <table:table-cell table:style-name="ce2" office:value-type="string" calcext:value-type="string">
            <text:p>Layer 19/20</text:p>
          </table:table-cell>
        </table:table-row>
        <table:table-row table:style-name="ro2">
          <table:table-cell/>
          <table:table-cell office:value-type="float" office:value="9.43703198432922" calcext:value-type="float">
            <text:p>9.4370</text:p>
          </table:table-cell>
          <table:table-cell office:value-type="float" office:value="9.78356599807739" calcext:value-type="float">
            <text:p>9.7836</text:p>
          </table:table-cell>
          <table:table-cell office:value-type="float" office:value="9.84824538230896" calcext:value-type="float">
            <text:p>9.8482</text:p>
          </table:table-cell>
          <table:table-cell office:value-type="float" office:value="9.77770709991455" calcext:value-type="float">
            <text:p>9.7777</text:p>
          </table:table-cell>
          <table:table-cell office:value-type="float" office:value="10.748960018158" calcext:value-type="float">
            <text:p>10.7490</text:p>
          </table:table-cell>
          <table:table-cell office:value-type="float" office:value="10.5316321849823" calcext:value-type="float">
            <text:p>10.5316</text:p>
          </table:table-cell>
          <table:table-cell office:value-type="float" office:value="0.966729640960693" calcext:value-type="float">
            <text:p>0.9667</text:p>
          </table:table-cell>
          <table:table-cell office:value-type="float" office:value="1.01244282722473" calcext:value-type="float">
            <text:p>1.0124</text:p>
          </table:table-cell>
          <table:table-cell office:value-type="float" office:value="1.03628396987915" calcext:value-type="float">
            <text:p>1.0363</text:p>
          </table:table-cell>
          <table:table-cell/>
          <table:table-cell table:style-name="ce1" office:value-type="string" calcext:value-type="string">
            <text:p>Read 1GB</text:p>
          </table:table-cell>
          <table:table-cell table:style-name="ce1" table:formula="of:=CONCATENATE(ROUND([.B8]; 2); CHAR(10); &quot;(&quot;; [.B11]; &quot;)&quot;)" office:value-type="string" office:string-value="9.79&#10;(9.54 - 10.05)" calcext:value-type="string">
            <text:p>9.79</text:p>
            <text:p>(9.54 - 10.05)</text:p>
          </table:table-cell>
          <table:table-cell table:style-name="ce1" table:formula="of:=CONCATENATE(ROUND([.B56]; 2); CHAR(10); &quot;(&quot;; [.B59]; &quot;)&quot;)" office:value-type="string" office:string-value="9.79&#10;(9.65 - 9.93)" calcext:value-type="string">
            <text:p>9.79</text:p>
            <text:p>(9.65 - 9.93)</text:p>
          </table:table-cell>
          <table:table-cell table:style-name="ce1" table:formula="of:=CONCATENATE(ROUND([.B68]; 2); CHAR(10); &quot;(&quot;; [.B71]; &quot;)&quot;)" office:value-type="string" office:string-value="9.79&#10;(9.72 - 9.87)" calcext:value-type="string">
            <text:p>9.79</text:p>
            <text:p>(9.72 - 9.87)</text:p>
          </table:table-cell>
          <table:table-cell table:style-name="ce1" table:formula="of:=CONCATENATE(ROUND([.B80]; 2); CHAR(10); &quot;(&quot;; [.B83]; &quot;)&quot;)" office:value-type="string" office:string-value="9.79&#10;(9.64 - 9.95)" calcext:value-type="string">
            <text:p>9.79</text:p>
            <text:p>(9.64 - 9.95)</text:p>
          </table:table-cell>
        </table:table-row>
        <table:table-row table:style-name="ro2">
          <table:table-cell/>
          <table:table-cell office:value-type="float" office:value="9.59263443946838" calcext:value-type="float">
            <text:p>9.5926</text:p>
          </table:table-cell>
          <table:table-cell office:value-type="float" office:value="10.4071757793427" calcext:value-type="float">
            <text:p>10.4072</text:p>
          </table:table-cell>
          <table:table-cell office:value-type="float" office:value="10.3273150920868" calcext:value-type="float">
            <text:p>10.3273</text:p>
          </table:table-cell>
          <table:table-cell office:value-type="float" office:value="9.95708990097046" calcext:value-type="float">
            <text:p>9.9571</text:p>
          </table:table-cell>
          <table:table-cell office:value-type="float" office:value="11.039687871933" calcext:value-type="float">
            <text:p>11.0397</text:p>
          </table:table-cell>
          <table:table-cell office:value-type="float" office:value="11.1739220619202" calcext:value-type="float">
            <text:p>11.1739</text:p>
          </table:table-cell>
          <table:table-cell office:value-type="float" office:value="0.999327898025513" calcext:value-type="float">
            <text:p>0.9993</text:p>
          </table:table-cell>
          <table:table-cell office:value-type="float" office:value="1.09703207015991" calcext:value-type="float">
            <text:p>1.0970</text:p>
          </table:table-cell>
          <table:table-cell office:value-type="float" office:value="1.10085415840149" calcext:value-type="float">
            <text:p>1.1009</text:p>
          </table:table-cell>
          <table:table-cell/>
          <table:table-cell table:style-name="ce1" office:value-type="string" calcext:value-type="string">
            <text:p>Write 1GB new</text:p>
          </table:table-cell>
          <table:table-cell table:style-name="ce1" table:formula="of:=CONCATENATE(ROUND([.C8]; 2); CHAR(10); &quot;(&quot;; [.C11]; &quot;)&quot;)" office:value-type="string" office:string-value="10.56&#10;(10.29 - 10.83)" calcext:value-type="string">
            <text:p>10.56</text:p>
            <text:p>(10.29 - 10.83)</text:p>
          </table:table-cell>
          <table:table-cell table:style-name="ce1" table:formula="of:=CONCATENATE(ROUND([.C56]; 2); CHAR(10); &quot;(&quot;; [.C59]; &quot;)&quot;)" office:value-type="string" office:string-value="10.56&#10;(10.07 - 11.05)" calcext:value-type="string">
            <text:p>10.56</text:p>
            <text:p>(10.07 - 11.05)</text:p>
          </table:table-cell>
          <table:table-cell table:style-name="ce1" table:formula="of:=CONCATENATE(ROUND([.C68]; 2); CHAR(10); &quot;(&quot;; [.C71]; &quot;)&quot;)" office:value-type="string" office:string-value="10.56&#10;(10.22 - 10.9)" calcext:value-type="string">
            <text:p>10.56</text:p>
            <text:p>(10.22 - 10.9)</text:p>
          </table:table-cell>
          <table:table-cell table:style-name="ce1" table:formula="of:=CONCATENATE(ROUND([.C80]; 2); CHAR(10); &quot;(&quot;; [.C83]; &quot;)&quot;)" office:value-type="string" office:string-value="10.56&#10;(10.11 - 11.01)" calcext:value-type="string">
            <text:p>10.56</text:p>
            <text:p>(10.11 - 11.01)</text:p>
          </table:table-cell>
        </table:table-row>
        <table:table-row table:style-name="ro2">
          <table:table-cell/>
          <table:table-cell office:value-type="float" office:value="9.64685344696045" calcext:value-type="float">
            <text:p>9.6469</text:p>
          </table:table-cell>
          <table:table-cell office:value-type="float" office:value="9.94649457931519" calcext:value-type="float">
            <text:p>9.9465</text:p>
          </table:table-cell>
          <table:table-cell office:value-type="float" office:value="9.95929622650147" calcext:value-type="float">
            <text:p>9.9593</text:p>
          </table:table-cell>
          <table:table-cell office:value-type="float" office:value="9.75355839729309" calcext:value-type="float">
            <text:p>9.7536</text:p>
          </table:table-cell>
          <table:table-cell office:value-type="float" office:value="10.5233325958252" calcext:value-type="float">
            <text:p>10.5233</text:p>
          </table:table-cell>
          <table:table-cell office:value-type="float" office:value="10.4735114574432" calcext:value-type="float">
            <text:p>10.4735</text:p>
          </table:table-cell>
          <table:table-cell office:value-type="float" office:value="0.964010000228882" calcext:value-type="float">
            <text:p>0.9640</text:p>
          </table:table-cell>
          <table:table-cell office:value-type="float" office:value="1.0183310508728" calcext:value-type="float">
            <text:p>1.0183</text:p>
          </table:table-cell>
          <table:table-cell office:value-type="float" office:value="1.11812424659729" calcext:value-type="float">
            <text:p>1.1181</text:p>
          </table:table-cell>
          <table:table-cell/>
          <table:table-cell table:style-name="ce1" office:value-type="string" calcext:value-type="string">
            <text:p><text:span text:style-name="T1">Write</text:span> 1GB existing</text:p>
          </table:table-cell>
          <table:table-cell table:style-name="ce1" table:formula="of:=CONCATENATE(ROUND([.D8]; 2); CHAR(10); &quot;(&quot;; [.D11]; &quot;)&quot;)" office:value-type="string" office:string-value="10.73&#10;(10.43 - 11.04)" calcext:value-type="string">
            <text:p>10.73</text:p>
            <text:p>(10.43 - 11.04)</text:p>
          </table:table-cell>
          <table:table-cell table:style-name="ce1" table:formula="of:=CONCATENATE(ROUND([.D56]; 2); CHAR(10); &quot;(&quot;; [.D59]; &quot;)&quot;)" office:value-type="string" office:string-value="10.73&#10;(10.38 - 11.09)" calcext:value-type="string">
            <text:p>10.73</text:p>
            <text:p>(10.38 - 11.09)</text:p>
          </table:table-cell>
          <table:table-cell table:style-name="ce1" table:formula="of:=CONCATENATE(ROUND([.D68]; 2); CHAR(10); &quot;(&quot;; [.D71]; &quot;)&quot;)" office:value-type="string" office:string-value="10.73&#10;(10.38 - 11.09)" calcext:value-type="string">
            <text:p>10.73</text:p>
            <text:p>(10.38 - 11.09)</text:p>
          </table:table-cell>
          <table:table-cell table:style-name="ce1" table:formula="of:=CONCATENATE(ROUND([.D80]; 2); CHAR(10); &quot;(&quot;; [.D83]; &quot;)&quot;)" office:value-type="string" office:string-value="10.73&#10;(10.42 - 11.05)" calcext:value-type="string">
            <text:p>10.73</text:p>
            <text:p>(10.42 - 11.05)</text:p>
          </table:table-cell>
        </table:table-row>
        <table:table-row table:style-name="ro2">
          <table:table-cell/>
          <table:table-cell office:value-type="float" office:value="9.62746930122376" calcext:value-type="float">
            <text:p>9.6275</text:p>
          </table:table-cell>
          <table:table-cell office:value-type="float" office:value="10.5051219463348" calcext:value-type="float">
            <text:p>10.5051</text:p>
          </table:table-cell>
          <table:table-cell office:value-type="float" office:value="10.5427598953247" calcext:value-type="float">
            <text:p>10.5428</text:p>
          </table:table-cell>
          <table:table-cell office:value-type="float" office:value="9.79792428016663" calcext:value-type="float">
            <text:p>9.7979</text:p>
          </table:table-cell>
          <table:table-cell office:value-type="float" office:value="11.0730218887329" calcext:value-type="float">
            <text:p>11.0730</text:p>
          </table:table-cell>
          <table:table-cell office:value-type="float" office:value="11.1155138015747" calcext:value-type="float">
            <text:p>11.1155</text:p>
          </table:table-cell>
          <table:table-cell office:value-type="float" office:value="0.988387823104858" calcext:value-type="float">
            <text:p>0.9884</text:p>
          </table:table-cell>
          <table:table-cell office:value-type="float" office:value="1.09744310379028" calcext:value-type="float">
            <text:p>1.0974</text:p>
          </table:table-cell>
          <table:table-cell office:value-type="float" office:value="1.08695363998413" calcext:value-type="float">
            <text:p>1.0870</text:p>
          </table:table-cell>
          <table:table-cell/>
          <table:table-cell table:style-name="ce1" office:value-type="string" calcext:value-type="string">
            <text:p><text:span text:style-name="T2">Read</text:span> 10*100MB</text:p>
          </table:table-cell>
          <table:table-cell table:style-name="ce1" table:formula="of:=CONCATENATE(ROUND([.E8]; 2); CHAR(10); &quot;(&quot;; [.E11]; &quot;)&quot;)" office:value-type="string" office:string-value="10.09&#10;(9.79 - 10.39)" calcext:value-type="string">
            <text:p>10.09</text:p>
            <text:p>(9.79 - 10.39)</text:p>
          </table:table-cell>
          <table:table-cell table:style-name="ce1" table:formula="of:=CONCATENATE(ROUND([.E56]; 2); CHAR(10); &quot;(&quot;; [.E59]; &quot;)&quot;)" office:value-type="string" office:string-value="10.09&#10;(9.88 - 10.31)" calcext:value-type="string">
            <text:p>10.09</text:p>
            <text:p>(9.88 - 10.31)</text:p>
          </table:table-cell>
          <table:table-cell table:style-name="ce1" table:formula="of:=CONCATENATE(ROUND([.E68]; 2); CHAR(10); &quot;(&quot;; [.E71]; &quot;)&quot;)" office:value-type="string" office:string-value="10.09&#10;(10.05 - 10.13)" calcext:value-type="string">
            <text:p>10.09</text:p>
            <text:p>(10.05 - 10.13)</text:p>
          </table:table-cell>
          <table:table-cell table:style-name="ce1" table:formula="of:=CONCATENATE(ROUND([.E80]; 2); CHAR(10); &quot;(&quot;; [.E83]; &quot;)&quot;)" office:value-type="string" office:string-value="10.09&#10;(9.91 - 10.27)" calcext:value-type="string">
            <text:p>10.09</text:p>
            <text:p>(9.91 - 10.27)</text:p>
          </table:table-cell>
        </table:table-row>
        <table:table-row table:style-name="ro2">
          <table:table-cell/>
          <table:table-cell office:value-type="float" office:value="9.64003729820251" calcext:value-type="float">
            <text:p>9.6400</text:p>
          </table:table-cell>
          <table:table-cell office:value-type="float" office:value="10.571929693222" calcext:value-type="float">
            <text:p>10.5719</text:p>
          </table:table-cell>
          <table:table-cell office:value-type="float" office:value="10.7435214519501" calcext:value-type="float">
            <text:p>10.7435</text:p>
          </table:table-cell>
          <table:table-cell office:value-type="float" office:value="9.81933569908142" calcext:value-type="float">
            <text:p>9.8193</text:p>
          </table:table-cell>
          <table:table-cell office:value-type="float" office:value="10.5565402507782" calcext:value-type="float">
            <text:p>10.5565</text:p>
          </table:table-cell>
          <table:table-cell office:value-type="float" office:value="10.7733342647553" calcext:value-type="float">
            <text:p>10.7733</text:p>
          </table:table-cell>
          <table:table-cell office:value-type="float" office:value="1.00893187522888" calcext:value-type="float">
            <text:p>1.0089</text:p>
          </table:table-cell>
          <table:table-cell office:value-type="float" office:value="1.0220057964325" calcext:value-type="float">
            <text:p>1.0220</text:p>
          </table:table-cell>
          <table:table-cell office:value-type="float" office:value="1.05081057548523" calcext:value-type="float">
            <text:p>1.0508</text:p>
          </table:table-cell>
          <table:table-cell/>
          <table:table-cell table:style-name="ce1" office:value-type="string" calcext:value-type="string">
            <text:p><text:span text:style-name="T1">Write</text:span> 10*100MB new</text:p>
          </table:table-cell>
          <table:table-cell table:style-name="ce1" table:formula="of:=CONCATENATE(ROUND([.F8]; 2); CHAR(10); &quot;(&quot;; [.F11]; &quot;)&quot;)" office:value-type="string" office:string-value="10.85&#10;(10.65 - 11.05)" calcext:value-type="string">
            <text:p>10.85</text:p>
            <text:p>(10.65 - 11.05)</text:p>
          </table:table-cell>
          <table:table-cell table:style-name="ce1" table:formula="of:=CONCATENATE(ROUND([.F56]; 2); CHAR(10); &quot;(&quot;; [.F59]; &quot;)&quot;)" office:value-type="string" office:string-value="10.85&#10;(10.54 - 11.15)" calcext:value-type="string">
            <text:p>10.85</text:p>
            <text:p>(10.54 - 11.15)</text:p>
          </table:table-cell>
          <table:table-cell table:style-name="ce1" table:formula="of:=CONCATENATE(ROUND([.F68]; 2); CHAR(10); &quot;(&quot;; [.F71]; &quot;)&quot;)" office:value-type="string" office:string-value="10.85&#10;(10.61 - 11.09)" calcext:value-type="string">
            <text:p>10.85</text:p>
            <text:p>(10.61 - 11.09)</text:p>
          </table:table-cell>
          <table:table-cell table:style-name="ce1" table:formula="of:=CONCATENATE(ROUND([.F80]; 2); CHAR(10); &quot;(&quot;; [.F83]; &quot;)&quot;)" office:value-type="string" office:string-value="10.85&#10;(10.62 - 11.07)" calcext:value-type="string">
            <text:p>10.85</text:p>
            <text:p>(10.62 - 11.07)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style-name="ce1" office:value-type="float" office:value="9.793" calcext:value-type="float">
            <text:p>9.793</text:p>
          </table:table-cell>
          <table:table-cell table:style-name="ce1" office:value-type="float" office:value="10.5594" calcext:value-type="float">
            <text:p>10.5594</text:p>
          </table:table-cell>
          <table:table-cell table:style-name="ce1" office:value-type="float" office:value="10.7347" calcext:value-type="float">
            <text:p>10.7347</text:p>
          </table:table-cell>
          <table:table-cell table:style-name="ce1" office:value-type="float" office:value="10.0937" calcext:value-type="float">
            <text:p>10.0937</text:p>
          </table:table-cell>
          <table:table-cell table:style-name="ce1" office:value-type="float" office:value="10.8482" calcext:value-type="float">
            <text:p>10.8482</text:p>
          </table:table-cell>
          <table:table-cell table:style-name="ce1" office:value-type="float" office:value="10.8935" calcext:value-type="float">
            <text:p>10.8935</text:p>
          </table:table-cell>
          <table:table-cell table:style-name="ce1" office:value-type="float" office:value="0.9906" calcext:value-type="float">
            <text:p>0.9906</text:p>
          </table:table-cell>
          <table:table-cell table:style-name="ce1" office:value-type="float" office:value="1.0713" calcext:value-type="float">
            <text:p>1.0713</text:p>
          </table:table-cell>
          <table:table-cell table:style-name="ce1" office:value-type="float" office:value="1.0636" calcext:value-type="float">
            <text:p>1.0636</text:p>
          </table:table-cell>
          <table:table-cell/>
          <table:table-cell table:style-name="ce1" office:value-type="string" calcext:value-type="string">
            <text:p><text:span text:style-name="T1">Write</text:span> 10*100MB existing</text:p>
          </table:table-cell>
          <table:table-cell table:style-name="ce1" table:formula="of:=CONCATENATE(ROUND([.G8]; 2); CHAR(10); &quot;(&quot;; [.G11]; &quot;)&quot;)" office:value-type="string" office:string-value="10.89&#10;(10.72 - 11.07)" calcext:value-type="string">
            <text:p>10.89</text:p>
            <text:p>(10.72 - 11.07)</text:p>
          </table:table-cell>
          <table:table-cell table:style-name="ce1" table:formula="of:=CONCATENATE(ROUND([.G56]; 2); CHAR(10); &quot;(&quot;; [.G59]; &quot;)&quot;)" office:value-type="string" office:string-value="10.89&#10;(10.47 - 11.32)" calcext:value-type="string">
            <text:p>10.89</text:p>
            <text:p>(10.47 - 11.32)</text:p>
          </table:table-cell>
          <table:table-cell table:style-name="ce1" table:formula="of:=CONCATENATE(ROUND([.G68]; 2); CHAR(10); &quot;(&quot;; [.G71]; &quot;)&quot;)" office:value-type="string" office:string-value="10.89&#10;(10.67 - 11.12)" calcext:value-type="string">
            <text:p>10.89</text:p>
            <text:p>(10.67 - 11.12)</text:p>
          </table:table-cell>
          <table:table-cell table:style-name="ce1" table:formula="of:=CONCATENATE(ROUND([.G80]; 2); CHAR(10); &quot;(&quot;; [.G83]; &quot;)&quot;)" office:value-type="string" office:string-value="10.89&#10;(10.54 - 11.24)" calcext:value-type="string">
            <text:p>10.89</text:p>
            <text:p>(10.54 - 11.24)</text:p>
          </table:table-cell>
        </table:table-row>
        <table:table-row table:style-name="ro2">
          <table:table-cell office:value-type="string" calcext:value-type="string">
            <text:p>Stdev</text:p>
          </table:table-cell>
          <table:table-cell table:formula="of:=ROUND(STDEV([.B15:.B19]); 4)" office:value-type="float" office:value="0.0874" calcext:value-type="float">
            <text:p>0.0874</text:p>
          </table:table-cell>
          <table:table-cell table:formula="of:=ROUND(STDEV([.C15:.C19]); 4)" office:value-type="float" office:value="0.3546" calcext:value-type="float">
            <text:p>0.3546</text:p>
          </table:table-cell>
          <table:table-cell table:formula="of:=ROUND(STDEV([.D15:.D19]); 4)" office:value-type="float" office:value="0.3792" calcext:value-type="float">
            <text:p>0.3792</text:p>
          </table:table-cell>
          <table:table-cell table:formula="of:=ROUND(STDEV([.E15:.E19]); 4)" office:value-type="float" office:value="0.0798" calcext:value-type="float">
            <text:p>0.0798</text:p>
          </table:table-cell>
          <table:table-cell table:formula="of:=ROUND(STDEV([.F15:.F19]); 4)" office:value-type="float" office:value="0.2597" calcext:value-type="float">
            <text:p>0.2597</text:p>
          </table:table-cell>
          <table:table-cell table:formula="of:=ROUND(STDEV([.G15:.G19]); 4)" office:value-type="float" office:value="0.3232" calcext:value-type="float">
            <text:p>0.3232</text:p>
          </table:table-cell>
          <table:table-cell table:formula="of:=ROUND(STDEV([.H15:.H19]); 4)" office:value-type="float" office:value="0.0198" calcext:value-type="float">
            <text:p>0.0198</text:p>
          </table:table-cell>
          <table:table-cell table:formula="of:=ROUND(STDEV([.I15:.I19]); 4)" office:value-type="float" office:value="0.0438" calcext:value-type="float">
            <text:p>0.0438</text:p>
          </table:table-cell>
          <table:table-cell table:formula="of:=ROUND(STDEV([.J15:.J19]); 4)" office:value-type="float" office:value="0.0342" calcext:value-type="float">
            <text:p>0.0342</text:p>
          </table:table-cell>
          <table:table-cell/>
          <table:table-cell table:style-name="ce1" office:value-type="string" calcext:value-type="string">
            <text:p><text:span text:style-name="T1">Read</text:span> 100MB</text:p>
          </table:table-cell>
          <table:table-cell table:style-name="ce1" table:formula="of:=CONCATENATE(ROUND([.H8]; 2); CHAR(10); &quot;(&quot;; [.H11]; &quot;)&quot;)" office:value-type="string" office:string-value="0.99&#10;(0.95 - 1.03)" calcext:value-type="string">
            <text:p>0.99</text:p>
            <text:p>(0.95 - 1.03)</text:p>
          </table:table-cell>
          <table:table-cell table:style-name="ce1" table:formula="of:=CONCATENATE(ROUND([.H56]; 2); CHAR(10); &quot;(&quot;; [.H59]; &quot;)&quot;)" office:value-type="string" office:string-value="0.99&#10;(0.9 - 1.08)" calcext:value-type="string">
            <text:p>0.99</text:p>
            <text:p>(0.9 - 1.08)</text:p>
          </table:table-cell>
          <table:table-cell table:style-name="ce1" table:formula="of:=CONCATENATE(ROUND([.H68]; 2); CHAR(10); &quot;(&quot;; [.H71]; &quot;)&quot;)" office:value-type="string" office:string-value="0.99&#10;(0.98 - 1)" calcext:value-type="string">
            <text:p>0.99</text:p>
            <text:p>(0.98 - 1)</text:p>
          </table:table-cell>
          <table:table-cell table:style-name="ce1" table:formula="of:=CONCATENATE(ROUND([.H80]; 2); CHAR(10); &quot;(&quot;; [.H83]; &quot;)&quot;)" office:value-type="string" office:string-value="0.99&#10;(0.95 - 1.03)" calcext:value-type="string">
            <text:p>0.99</text:p>
            <text:p>(0.95 - 1.03)</text:p>
          </table:table-cell>
        </table:table-row>
        <table:table-row table:style-name="ro2">
          <table:table-cell/>
          <table:table-cell table:formula="of:=CONFIDENCE(0.05; STDEV([.B15:.B20]); 5)" office:value-type="float" office:value="0.10015798992332" calcext:value-type="float">
            <text:p>0.1002</text:p>
          </table:table-cell>
          <table:table-cell table:formula="of:=CONFIDENCE(0.05; STDEV([.C15:.C20]); 5)" office:value-type="float" office:value="0.300162722656867" calcext:value-type="float">
            <text:p>0.3002</text:p>
          </table:table-cell>
          <table:table-cell table:formula="of:=CONFIDENCE(0.05; STDEV([.D15:.D20]); 5)" office:value-type="float" office:value="0.338208625696271" calcext:value-type="float">
            <text:p>0.3382</text:p>
          </table:table-cell>
          <table:table-cell table:formula="of:=CONFIDENCE(0.05; STDEV([.E15:.E20]); 5)" office:value-type="float" office:value="0.115882405374958" calcext:value-type="float">
            <text:p>0.1159</text:p>
          </table:table-cell>
          <table:table-cell table:formula="of:=CONFIDENCE(0.05; STDEV([.F15:.F20]); 5)" office:value-type="float" office:value="0.20470864974076" calcext:value-type="float">
            <text:p>0.2047</text:p>
          </table:table-cell>
          <table:table-cell table:formula="of:=CONFIDENCE(0.05; STDEV([.G15:.G20]); 5)" office:value-type="float" office:value="0.254974254289991" calcext:value-type="float">
            <text:p>0.2550</text:p>
          </table:table-cell>
          <table:table-cell table:formula="of:=CONFIDENCE(0.05; STDEV([.H15:.H20]); 5)" office:value-type="float" office:value="0.0156041402763446" calcext:value-type="float">
            <text:p>0.0156</text:p>
          </table:table-cell>
          <table:table-cell table:formula="of:=CONFIDENCE(0.05; STDEV([.I15:.I20]); 5)" office:value-type="float" office:value="0.0351840827773056" calcext:value-type="float">
            <text:p>0.0352</text:p>
          </table:table-cell>
          <table:table-cell table:formula="of:=CONFIDENCE(0.05; STDEV([.J15:.J20]); 5)" office:value-type="float" office:value="0.0273770651204491" calcext:value-type="float">
            <text:p>0.0274</text:p>
          </table:table-cell>
          <table:table-cell/>
          <table:table-cell table:style-name="ce1" office:value-type="string" calcext:value-type="string">
            <text:p><text:span text:style-name="T1">Write</text:span> 100MB new</text:p>
          </table:table-cell>
          <table:table-cell table:style-name="ce1" table:formula="of:=CONCATENATE(ROUND([.I8]; 2); CHAR(10); &quot;(&quot;; [.I11]; &quot;)&quot;)" office:value-type="string" office:string-value="1.07&#10;(1.05 - 1.1)" calcext:value-type="string">
            <text:p>1.07</text:p>
            <text:p>(1.05 - 1.1)</text:p>
          </table:table-cell>
          <table:table-cell table:style-name="ce1" table:formula="of:=CONCATENATE(ROUND([.I56]; 2); CHAR(10); &quot;(&quot;; [.I59]; &quot;)&quot;)" office:value-type="string" office:string-value="1.07&#10;(1.04 - 1.1)" calcext:value-type="string">
            <text:p>1.07</text:p>
            <text:p>(1.04 - 1.1)</text:p>
          </table:table-cell>
          <table:table-cell table:style-name="ce1" table:formula="of:=CONCATENATE(ROUND([.I68]; 2); CHAR(10); &quot;(&quot;; [.I71]; &quot;)&quot;)" office:value-type="string" office:string-value="1.07&#10;(1.05 - 1.09)" calcext:value-type="string">
            <text:p>1.07</text:p>
            <text:p>(1.05 - 1.09)</text:p>
          </table:table-cell>
          <table:table-cell table:style-name="ce1" table:formula="of:=CONCATENATE(ROUND([.I80]; 2); CHAR(10); &quot;(&quot;; [.I83]; &quot;)&quot;)" office:value-type="string" office:string-value="1.07&#10;(1.05 - 1.09)" calcext:value-type="string">
            <text:p>1.07</text:p>
            <text:p>(1.05 - 1.09)</text:p>
          </table:table-cell>
        </table:table-row>
        <table:table-row table:style-name="ro2">
          <table:table-cell office:value-type="string" calcext:value-type="string">
            <text:p>95% Confidence interval</text:p>
          </table:table-cell>
          <table:table-cell table:style-name="ce1" table:formula="of:=CONCATENATE(ROUND([.B20]-[.B22]; 2);&quot; - &quot;;ROUND([.B20]+[.B22]; 2))" office:value-type="string" office:string-value="9.69 - 9.89" calcext:value-type="string">
            <text:p>9.69 - 9.89</text:p>
          </table:table-cell>
          <table:table-cell table:style-name="ce1" table:formula="of:=CONCATENATE(ROUND([.C20]-[.C22]; 2);&quot; - &quot;;ROUND([.C20]+[.C22]; 2))" office:value-type="string" office:string-value="10.26 - 10.86" calcext:value-type="string">
            <text:p>10.26 - 10.86</text:p>
          </table:table-cell>
          <table:table-cell table:style-name="ce1" table:formula="of:=CONCATENATE(ROUND([.D20]-[.D22]; 2);&quot; - &quot;;ROUND([.D20]+[.D22]; 2))" office:value-type="string" office:string-value="10.4 - 11.07" calcext:value-type="string">
            <text:p>10.4 - 11.07</text:p>
          </table:table-cell>
          <table:table-cell table:style-name="ce1" table:formula="of:=CONCATENATE(ROUND([.E20]-[.E22]; 2);&quot; - &quot;;ROUND([.E20]+[.E22]; 2))" office:value-type="string" office:string-value="9.98 - 10.21" calcext:value-type="string">
            <text:p>9.98 - 10.21</text:p>
          </table:table-cell>
          <table:table-cell table:style-name="ce1" table:formula="of:=CONCATENATE(ROUND([.F20]-[.F22]; 2);&quot; - &quot;;ROUND([.F20]+[.F22]; 2))" office:value-type="string" office:string-value="10.64 - 11.05" calcext:value-type="string">
            <text:p>10.64 - 11.05</text:p>
          </table:table-cell>
          <table:table-cell table:style-name="ce1" table:formula="of:=CONCATENATE(ROUND([.G20]-[.G22]; 2);&quot; - &quot;;ROUND([.G20]+[.G22]; 2))" office:value-type="string" office:string-value="10.64 - 11.15" calcext:value-type="string">
            <text:p>10.64 - 11.15</text:p>
          </table:table-cell>
          <table:table-cell table:style-name="ce1" table:formula="of:=CONCATENATE(ROUND([.H20]-[.H22]; 2);&quot; - &quot;;ROUND([.H20]+[.H22]; 2))" office:value-type="string" office:string-value="0.97 - 1.01" calcext:value-type="string">
            <text:p>0.97 - 1.01</text:p>
          </table:table-cell>
          <table:table-cell table:style-name="ce1" table:formula="of:=CONCATENATE(ROUND([.I20]-[.I22]; 2);&quot; - &quot;;ROUND([.I20]+[.I22]; 2))" office:value-type="string" office:string-value="1.04 - 1.11" calcext:value-type="string">
            <text:p>1.04 - 1.11</text:p>
          </table:table-cell>
          <table:table-cell table:style-name="ce1" table:formula="of:=CONCATENATE(ROUND([.J20]-[.J22]; 2);&quot; - &quot;;ROUND([.J20]+[.J22]; 2))" office:value-type="string" office:string-value="1.04 - 1.09" calcext:value-type="string">
            <text:p>1.04 - 1.09</text:p>
          </table:table-cell>
          <table:table-cell/>
          <table:table-cell table:style-name="ce1" office:value-type="string" calcext:value-type="string">
            <text:p><text:span text:style-name="T1">Write</text:span> 100MB existing</text:p>
          </table:table-cell>
          <table:table-cell table:style-name="ce1" table:formula="of:=CONCATENATE(ROUND([.J8]; 2); CHAR(10); &quot;(&quot;; [.J11]; &quot;)&quot;)" office:value-type="string" office:string-value="1.06&#10;(1.02 - 1.1)" calcext:value-type="string">
            <text:p>1.06</text:p>
            <text:p>(1.02 - 1.1)</text:p>
          </table:table-cell>
          <table:table-cell table:style-name="ce1" table:formula="of:=CONCATENATE(ROUND([.J56]; 2); CHAR(10); &quot;(&quot;; [.J59]; &quot;)&quot;)" office:value-type="string" office:string-value="1.06&#10;(1.04 - 1.09)" calcext:value-type="string">
            <text:p>1.06</text:p>
            <text:p>(1.04 - 1.09)</text:p>
          </table:table-cell>
          <table:table-cell table:style-name="ce1" table:formula="of:=CONCATENATE(ROUND([.J68]; 2); CHAR(10); &quot;(&quot;; [.J71]; &quot;)&quot;)" office:value-type="string" office:string-value="1.06&#10;(1.05 - 1.08)" calcext:value-type="string">
            <text:p>1.06</text:p>
            <text:p>(1.05 - 1.08)</text:p>
          </table:table-cell>
          <table:table-cell table:style-name="ce1" table:formula="of:=CONCATENATE(ROUND([.J80]; 2); CHAR(10); &quot;(&quot;; [.J83]; &quot;)&quot;)" office:value-type="string" office:string-value="1.06&#10;(1.04 - 1.09)" calcext:value-type="string">
            <text:p>1.06</text:p>
            <text:p>(1.04 - 1.09)</text:p>
          </table:table-cell>
        </table:table-row>
        <table:table-row table:style-name="ro1">
          <table:table-cell/>
          <table:table-cell table:style-name="ce1" table:number-columns-repeated="9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Layer 0 10 layers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ead time 1GB</text:p>
          </table:table-cell>
          <table:table-cell table:style-name="ce1" office:value-type="string" calcext:value-type="string">
            <text:p>Write time 1GB unmodified</text:p>
          </table:table-cell>
          <table:table-cell table:style-name="ce1" office:value-type="string" calcext:value-type="string">
            <text:p>Write time 1GB modified</text:p>
          </table:table-cell>
          <table:table-cell table:style-name="ce1" office:value-type="string" calcext:value-type="string">
            <text:p>Read time 10*100MB</text:p>
          </table:table-cell>
          <table:table-cell table:style-name="ce1" office:value-type="string" calcext:value-type="string">
            <text:p>Write time 10*100MB unmodified</text:p>
          </table:table-cell>
          <table:table-cell table:style-name="ce1" office:value-type="string" calcext:value-type="string">
            <text:p>Write time 10*100MB modified</text:p>
          </table:table-cell>
          <table:table-cell table:style-name="ce1" office:value-type="string" calcext:value-type="string">
            <text:p>Read time 100MB</text:p>
          </table:table-cell>
          <table:table-cell table:style-name="ce1" office:value-type="string" calcext:value-type="string">
            <text:p>Write time 100MB unmodified</text:p>
          </table:table-cell>
          <table:table-cell table:style-name="ce1" office:value-type="string" calcext:value-type="string">
            <text:p>Write time 100MB modifi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97174644470215" calcext:value-type="float">
            <text:p>9.9717</text:p>
          </table:table-cell>
          <table:table-cell office:value-type="float" office:value="10.0017325878143" calcext:value-type="float">
            <text:p>10.0017</text:p>
          </table:table-cell>
          <table:table-cell office:value-type="float" office:value="10.0144546031952" calcext:value-type="float">
            <text:p>10.0145</text:p>
          </table:table-cell>
          <table:table-cell office:value-type="float" office:value="10.4889509677887" calcext:value-type="float">
            <text:p>10.4890</text:p>
          </table:table-cell>
          <table:table-cell office:value-type="float" office:value="10.4803349971771" calcext:value-type="float">
            <text:p>10.4803</text:p>
          </table:table-cell>
          <table:table-cell office:value-type="float" office:value="10.3655369281769" calcext:value-type="float">
            <text:p>10.3655</text:p>
          </table:table-cell>
          <table:table-cell office:value-type="float" office:value="1.00512337684631" calcext:value-type="float">
            <text:p>1.0051</text:p>
          </table:table-cell>
          <table:table-cell office:value-type="float" office:value="1.05181622505188" calcext:value-type="float">
            <text:p>1.0518</text:p>
          </table:table-cell>
          <table:table-cell office:value-type="float" office:value="1.05084753036499" calcext:value-type="float">
            <text:p>1.0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96734046936035" calcext:value-type="float">
            <text:p>9.9673</text:p>
          </table:table-cell>
          <table:table-cell office:value-type="float" office:value="10.1843960285187" calcext:value-type="float">
            <text:p>10.1844</text:p>
          </table:table-cell>
          <table:table-cell office:value-type="float" office:value="9.91379141807556" calcext:value-type="float">
            <text:p>9.9138</text:p>
          </table:table-cell>
          <table:table-cell office:value-type="float" office:value="10.3574278354645" calcext:value-type="float">
            <text:p>10.3574</text:p>
          </table:table-cell>
          <table:table-cell office:value-type="float" office:value="10.4887907505035" calcext:value-type="float">
            <text:p>10.4888</text:p>
          </table:table-cell>
          <table:table-cell office:value-type="float" office:value="10.7330043315887" calcext:value-type="float">
            <text:p>10.7330</text:p>
          </table:table-cell>
          <table:table-cell office:value-type="float" office:value="1.00821399688721" calcext:value-type="float">
            <text:p>1.0082</text:p>
          </table:table-cell>
          <table:table-cell office:value-type="float" office:value="1.17984890937805" calcext:value-type="float">
            <text:p>1.1798</text:p>
          </table:table-cell>
          <table:table-cell office:value-type="float" office:value="1.06694746017456" calcext:value-type="float">
            <text:p>1.0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0096175670624" calcext:value-type="float">
            <text:p>10.0096</text:p>
          </table:table-cell>
          <table:table-cell office:value-type="float" office:value="10.5209486484528" calcext:value-type="float">
            <text:p>10.5209</text:p>
          </table:table-cell>
          <table:table-cell office:value-type="float" office:value="10.9901397228241" calcext:value-type="float">
            <text:p>10.9901</text:p>
          </table:table-cell>
          <table:table-cell office:value-type="float" office:value="10.1299977302551" calcext:value-type="float">
            <text:p>10.1300</text:p>
          </table:table-cell>
          <table:table-cell office:value-type="float" office:value="10.7303783893585" calcext:value-type="float">
            <text:p>10.7304</text:p>
          </table:table-cell>
          <table:table-cell office:value-type="float" office:value="10.8736636638641" calcext:value-type="float">
            <text:p>10.8737</text:p>
          </table:table-cell>
          <table:table-cell office:value-type="float" office:value="1.00413393974304" calcext:value-type="float">
            <text:p>1.0041</text:p>
          </table:table-cell>
          <table:table-cell office:value-type="float" office:value="1.14224195480347" calcext:value-type="float">
            <text:p>1.1422</text:p>
          </table:table-cell>
          <table:table-cell office:value-type="float" office:value="1.09557890892029" calcext:value-type="float">
            <text:p>1.0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0596609115601" calcext:value-type="float">
            <text:p>10.0597</text:p>
          </table:table-cell>
          <table:table-cell office:value-type="float" office:value="10.3610436916351" calcext:value-type="float">
            <text:p>10.3610</text:p>
          </table:table-cell>
          <table:table-cell office:value-type="float" office:value="10.4836256504059" calcext:value-type="float">
            <text:p>10.4836</text:p>
          </table:table-cell>
          <table:table-cell office:value-type="float" office:value="10.8351511955261" calcext:value-type="float">
            <text:p>10.8352</text:p>
          </table:table-cell>
          <table:table-cell office:value-type="float" office:value="10.9839317798615" calcext:value-type="float">
            <text:p>10.9839</text:p>
          </table:table-cell>
          <table:table-cell office:value-type="float" office:value="11.0077028274536" calcext:value-type="float">
            <text:p>11.0077</text:p>
          </table:table-cell>
          <table:table-cell office:value-type="float" office:value="1.02348446846008" calcext:value-type="float">
            <text:p>1.0235</text:p>
          </table:table-cell>
          <table:table-cell office:value-type="float" office:value="1.0933051109314" calcext:value-type="float">
            <text:p>1.0933</text:p>
          </table:table-cell>
          <table:table-cell office:value-type="float" office:value="1.09275913238525" calcext:value-type="float">
            <text:p>1.0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96773433685303" calcext:value-type="float">
            <text:p>9.9677</text:p>
          </table:table-cell>
          <table:table-cell office:value-type="float" office:value="10.4027893543243" calcext:value-type="float">
            <text:p>10.4028</text:p>
          </table:table-cell>
          <table:table-cell office:value-type="float" office:value="10.6176233291626" calcext:value-type="float">
            <text:p>10.6176</text:p>
          </table:table-cell>
          <table:table-cell office:value-type="float" office:value="10.1527829170227" calcext:value-type="float">
            <text:p>10.1528</text:p>
          </table:table-cell>
          <table:table-cell office:value-type="float" office:value="11.1151757240295" calcext:value-type="float">
            <text:p>11.1152</text:p>
          </table:table-cell>
          <table:table-cell office:value-type="float" office:value="11.0904855728149" calcext:value-type="float">
            <text:p>11.0905</text:p>
          </table:table-cell>
          <table:table-cell office:value-type="float" office:value="1.00645589828491" calcext:value-type="float">
            <text:p>1.0065</text:p>
          </table:table-cell>
          <table:table-cell office:value-type="float" office:value="1.08189296722412" calcext:value-type="float">
            <text:p>1.0819</text:p>
          </table:table-cell>
          <table:table-cell office:value-type="float" office:value="1.08978867530823" calcext:value-type="float">
            <text:p>1.08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office:value-type="float" office:value="9.793" calcext:value-type="float">
            <text:p>9.793</text:p>
          </table:table-cell>
          <table:table-cell table:style-name="ce1" office:value-type="float" office:value="10.5594" calcext:value-type="float">
            <text:p>10.5594</text:p>
          </table:table-cell>
          <table:table-cell table:style-name="ce1" office:value-type="float" office:value="10.7347" calcext:value-type="float">
            <text:p>10.7347</text:p>
          </table:table-cell>
          <table:table-cell table:style-name="ce1" office:value-type="float" office:value="10.0937" calcext:value-type="float">
            <text:p>10.0937</text:p>
          </table:table-cell>
          <table:table-cell table:style-name="ce1" office:value-type="float" office:value="10.8482" calcext:value-type="float">
            <text:p>10.8482</text:p>
          </table:table-cell>
          <table:table-cell table:style-name="ce1" office:value-type="float" office:value="10.8935" calcext:value-type="float">
            <text:p>10.8935</text:p>
          </table:table-cell>
          <table:table-cell table:style-name="ce1" office:value-type="float" office:value="0.9906" calcext:value-type="float">
            <text:p>0.9906</text:p>
          </table:table-cell>
          <table:table-cell table:style-name="ce1" office:value-type="float" office:value="1.0713" calcext:value-type="float">
            <text:p>1.0713</text:p>
          </table:table-cell>
          <table:table-cell table:style-name="ce1" office:value-type="float" office:value="1.0636" calcext:value-type="float">
            <text:p>1.0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ev</text:p>
          </table:table-cell>
          <table:table-cell table:formula="of:=ROUND(STDEV([.B27:.B31]); 4)" office:value-type="float" office:value="0.0401" calcext:value-type="float">
            <text:p>0.0401</text:p>
          </table:table-cell>
          <table:table-cell table:formula="of:=ROUND(STDEV([.C27:.C31]); 4)" office:value-type="float" office:value="0.2033" calcext:value-type="float">
            <text:p>0.2033</text:p>
          </table:table-cell>
          <table:table-cell table:formula="of:=ROUND(STDEV([.D27:.D31]); 4)" office:value-type="float" office:value="0.4437" calcext:value-type="float">
            <text:p>0.4437</text:p>
          </table:table-cell>
          <table:table-cell table:formula="of:=ROUND(STDEV([.E27:.E31]); 4)" office:value-type="float" office:value="0.2885" calcext:value-type="float">
            <text:p>0.2885</text:p>
          </table:table-cell>
          <table:table-cell table:formula="of:=ROUND(STDEV([.F27:.F31]); 4)" office:value-type="float" office:value="0.2868" calcext:value-type="float">
            <text:p>0.2868</text:p>
          </table:table-cell>
          <table:table-cell table:formula="of:=ROUND(STDEV([.G27:.G31]); 4)" office:value-type="float" office:value="0.2851" calcext:value-type="float">
            <text:p>0.2851</text:p>
          </table:table-cell>
          <table:table-cell table:formula="of:=ROUND(STDEV([.H27:.H31]); 4)" office:value-type="float" office:value="0.008" calcext:value-type="float">
            <text:p>0.0080</text:p>
          </table:table-cell>
          <table:table-cell table:formula="of:=ROUND(STDEV([.I27:.I31]); 4)" office:value-type="float" office:value="0.0509" calcext:value-type="float">
            <text:p>0.0509</text:p>
          </table:table-cell>
          <table:table-cell table:formula="of:=ROUND(STDEV([.J27:.J31]); 4)" office:value-type="float" office:value="0.0195" calcext:value-type="float">
            <text:p>0.0195</text:p>
          </table:table-cell>
          <table:table-cell table:number-columns-repeated="6"/>
        </table:table-row>
        <table:table-row table:style-name="ro1">
          <table:table-cell/>
          <table:table-cell table:formula="of:=CONFIDENCE(0.05; STDEV([.B27:.B32]); 5)" office:value-type="float" office:value="0.0789075568930887" calcext:value-type="float">
            <text:p>0.0789</text:p>
          </table:table-cell>
          <table:table-cell table:formula="of:=CONFIDENCE(0.05; STDEV([.C27:.C32]); 5)" office:value-type="float" office:value="0.185477597273932" calcext:value-type="float">
            <text:p>0.1855</text:p>
          </table:table-cell>
          <table:table-cell table:formula="of:=CONFIDENCE(0.05; STDEV([.D27:.D32]); 5)" office:value-type="float" office:value="0.367462809915547" calcext:value-type="float">
            <text:p>0.3675</text:p>
          </table:table-cell>
          <table:table-cell table:formula="of:=CONFIDENCE(0.05; STDEV([.E27:.E32]); 5)" office:value-type="float" office:value="0.250208619130869" calcext:value-type="float">
            <text:p>0.2502</text:p>
          </table:table-cell>
          <table:table-cell table:formula="of:=CONFIDENCE(0.05; STDEV([.F27:.F32]); 5)" office:value-type="float" office:value="0.227038913096627" calcext:value-type="float">
            <text:p>0.2270</text:p>
          </table:table-cell>
          <table:table-cell table:formula="of:=CONFIDENCE(0.05; STDEV([.G27:.G32]); 5)" office:value-type="float" office:value="0.225339834243696" calcext:value-type="float">
            <text:p>0.2253</text:p>
          </table:table-cell>
          <table:table-cell table:formula="of:=CONFIDENCE(0.05; STDEV([.H27:.H32]); 5)" office:value-type="float" office:value="0.00920601101206203" calcext:value-type="float">
            <text:p>0.0092</text:p>
          </table:table-cell>
          <table:table-cell table:formula="of:=CONFIDENCE(0.05; STDEV([.I27:.I32]); 5)" office:value-type="float" office:value="0.0422350879079738" calcext:value-type="float">
            <text:p>0.0422</text:p>
          </table:table-cell>
          <table:table-cell table:formula="of:=CONFIDENCE(0.05; STDEV([.J27:.J32]); 5)" office:value-type="float" office:value="0.0162599911331963" calcext:value-type="float">
            <text:p>0.0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5% Confidence interval</text:p>
          </table:table-cell>
          <table:table-cell table:style-name="ce1" table:formula="of:=CONCATENATE(ROUND([.B32]-[.B34]; 2);&quot; - &quot;;ROUND([.B32]+[.B34]; 2))" office:value-type="string" office:string-value="9.71 - 9.87" calcext:value-type="string">
            <text:p>9.71 - 9.87</text:p>
          </table:table-cell>
          <table:table-cell table:style-name="ce1" table:formula="of:=CONCATENATE(ROUND([.C32]-[.C34]; 2);&quot; - &quot;;ROUND([.C32]+[.C34]; 2))" office:value-type="string" office:string-value="10.37 - 10.74" calcext:value-type="string">
            <text:p>10.37 - 10.74</text:p>
          </table:table-cell>
          <table:table-cell table:style-name="ce1" table:formula="of:=CONCATENATE(ROUND([.D32]-[.D34]; 2);&quot; - &quot;;ROUND([.D32]+[.D34]; 2))" office:value-type="string" office:string-value="10.37 - 11.1" calcext:value-type="string">
            <text:p>10.37 - 11.1</text:p>
          </table:table-cell>
          <table:table-cell table:style-name="ce1" table:formula="of:=CONCATENATE(ROUND([.E32]-[.E34]; 2);&quot; - &quot;;ROUND([.E32]+[.E34]; 2))" office:value-type="string" office:string-value="9.84 - 10.34" calcext:value-type="string">
            <text:p>9.84 - 10.34</text:p>
          </table:table-cell>
          <table:table-cell table:style-name="ce1" table:formula="of:=CONCATENATE(ROUND([.F32]-[.F34]; 2);&quot; - &quot;;ROUND([.F32]+[.F34]; 2))" office:value-type="string" office:string-value="10.62 - 11.08" calcext:value-type="string">
            <text:p>10.62 - 11.08</text:p>
          </table:table-cell>
          <table:table-cell table:style-name="ce1" table:formula="of:=CONCATENATE(ROUND([.G32]-[.G34]; 2);&quot; - &quot;;ROUND([.G32]+[.G34]; 2))" office:value-type="string" office:string-value="10.67 - 11.12" calcext:value-type="string">
            <text:p>10.67 - 11.12</text:p>
          </table:table-cell>
          <table:table-cell table:style-name="ce1" table:formula="of:=CONCATENATE(ROUND([.H32]-[.H34]; 2);&quot; - &quot;;ROUND([.H32]+[.H34]; 2))" office:value-type="string" office:string-value="0.98 - 1" calcext:value-type="string">
            <text:p>0.98 - 1</text:p>
          </table:table-cell>
          <table:table-cell table:style-name="ce1" table:formula="of:=CONCATENATE(ROUND([.I32]-[.I34]; 2);&quot; - &quot;;ROUND([.I32]+[.I34]; 2))" office:value-type="string" office:string-value="1.03 - 1.11" calcext:value-type="string">
            <text:p>1.03 - 1.11</text:p>
          </table:table-cell>
          <table:table-cell table:style-name="ce1" table:formula="of:=CONCATENATE(ROUND([.J32]-[.J34]; 2);&quot; - &quot;;ROUND([.J32]+[.J34]; 2))" office:value-type="string" office:string-value="1.05 - 1.08" calcext:value-type="string">
            <text:p>1.05 - 1.08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9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Layer 9 10 layers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ead time 1GB</text:p>
          </table:table-cell>
          <table:table-cell table:style-name="ce1" office:value-type="string" calcext:value-type="string">
            <text:p>Write time 1GB unmodified</text:p>
          </table:table-cell>
          <table:table-cell table:style-name="ce1" office:value-type="string" calcext:value-type="string">
            <text:p>Write time 1GB modified</text:p>
          </table:table-cell>
          <table:table-cell table:style-name="ce1" office:value-type="string" calcext:value-type="string">
            <text:p>Read time 10*100MB</text:p>
          </table:table-cell>
          <table:table-cell table:style-name="ce1" office:value-type="string" calcext:value-type="string">
            <text:p>Write time 10*100MB unmodified</text:p>
          </table:table-cell>
          <table:table-cell table:style-name="ce1" office:value-type="string" calcext:value-type="string">
            <text:p>Write time 10*100MB modified</text:p>
          </table:table-cell>
          <table:table-cell table:style-name="ce1" office:value-type="string" calcext:value-type="string">
            <text:p>Read time 100MB</text:p>
          </table:table-cell>
          <table:table-cell table:style-name="ce1" office:value-type="string" calcext:value-type="string">
            <text:p>Write time 100MB unmodified</text:p>
          </table:table-cell>
          <table:table-cell table:style-name="ce1" office:value-type="string" calcext:value-type="string">
            <text:p>Write time 100MB modifi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0182340145111" calcext:value-type="float">
            <text:p>10.0182</text:p>
          </table:table-cell>
          <table:table-cell office:value-type="float" office:value="9.87457251548767" calcext:value-type="float">
            <text:p>9.8746</text:p>
          </table:table-cell>
          <table:table-cell office:value-type="float" office:value="9.99822425842285" calcext:value-type="float">
            <text:p>9.9982</text:p>
          </table:table-cell>
          <table:table-cell office:value-type="float" office:value="10.2164037227631" calcext:value-type="float">
            <text:p>10.2164</text:p>
          </table:table-cell>
          <table:table-cell office:value-type="float" office:value="10.9895942211151" calcext:value-type="float">
            <text:p>10.9896</text:p>
          </table:table-cell>
          <table:table-cell office:value-type="float" office:value="10.8736271858215" calcext:value-type="float">
            <text:p>10.8736</text:p>
          </table:table-cell>
          <table:table-cell office:value-type="float" office:value="1.01322627067566" calcext:value-type="float">
            <text:p>1.0132</text:p>
          </table:table-cell>
          <table:table-cell office:value-type="float" office:value="1.06656718254089" calcext:value-type="float">
            <text:p>1.0666</text:p>
          </table:table-cell>
          <table:table-cell office:value-type="float" office:value="1.08681631088257" calcext:value-type="float">
            <text:p>1.0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018652677536" calcext:value-type="float">
            <text:p>10.0187</text:p>
          </table:table-cell>
          <table:table-cell office:value-type="float" office:value="10.4760990142822" calcext:value-type="float">
            <text:p>10.4761</text:p>
          </table:table-cell>
          <table:table-cell office:value-type="float" office:value="10.3695547580719" calcext:value-type="float">
            <text:p>10.3696</text:p>
          </table:table-cell>
          <table:table-cell office:value-type="float" office:value="10.2202141284943" calcext:value-type="float">
            <text:p>10.2202</text:p>
          </table:table-cell>
          <table:table-cell office:value-type="float" office:value="10.8569898605347" calcext:value-type="float">
            <text:p>10.8570</text:p>
          </table:table-cell>
          <table:table-cell office:value-type="float" office:value="10.9651958942413" calcext:value-type="float">
            <text:p>10.9652</text:p>
          </table:table-cell>
          <table:table-cell office:value-type="float" office:value="1.0150785446167" calcext:value-type="float">
            <text:p>1.0151</text:p>
          </table:table-cell>
          <table:table-cell office:value-type="float" office:value="1.11647272109985" calcext:value-type="float">
            <text:p>1.1165</text:p>
          </table:table-cell>
          <table:table-cell office:value-type="float" office:value="1.07124185562134" calcext:value-type="float">
            <text:p>1.0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0219643115997" calcext:value-type="float">
            <text:p>10.0220</text:p>
          </table:table-cell>
          <table:table-cell office:value-type="float" office:value="10.4734404087067" calcext:value-type="float">
            <text:p>10.4734</text:p>
          </table:table-cell>
          <table:table-cell office:value-type="float" office:value="10.4640078544617" calcext:value-type="float">
            <text:p>10.4640</text:p>
          </table:table-cell>
          <table:table-cell office:value-type="float" office:value="10.2054204940796" calcext:value-type="float">
            <text:p>10.2054</text:p>
          </table:table-cell>
          <table:table-cell office:value-type="float" office:value="11.1413178443909" calcext:value-type="float">
            <text:p>11.1413</text:p>
          </table:table-cell>
          <table:table-cell office:value-type="float" office:value="11.2321462631226" calcext:value-type="float">
            <text:p>11.2321</text:p>
          </table:table-cell>
          <table:table-cell office:value-type="float" office:value="1.01022887229919" calcext:value-type="float">
            <text:p>1.0102</text:p>
          </table:table-cell>
          <table:table-cell office:value-type="float" office:value="1.1021785736084" calcext:value-type="float">
            <text:p>1.1022</text:p>
          </table:table-cell>
          <table:table-cell office:value-type="float" office:value="1.07514095306396" calcext:value-type="float">
            <text:p>1.0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0177366733551" calcext:value-type="float">
            <text:p>10.0177</text:p>
          </table:table-cell>
          <table:table-cell office:value-type="float" office:value="10.5202543735504" calcext:value-type="float">
            <text:p>10.5203</text:p>
          </table:table-cell>
          <table:table-cell office:value-type="float" office:value="10.5334815979004" calcext:value-type="float">
            <text:p>10.5335</text:p>
          </table:table-cell>
          <table:table-cell office:value-type="float" office:value="10.2279231548309" calcext:value-type="float">
            <text:p>10.2279</text:p>
          </table:table-cell>
          <table:table-cell office:value-type="float" office:value="11.0016002655029" calcext:value-type="float">
            <text:p>11.0016</text:p>
          </table:table-cell>
          <table:table-cell office:value-type="float" office:value="11.0660691261292" calcext:value-type="float">
            <text:p>11.0661</text:p>
          </table:table-cell>
          <table:table-cell office:value-type="float" office:value="1.01366066932678" calcext:value-type="float">
            <text:p>1.0137</text:p>
          </table:table-cell>
          <table:table-cell office:value-type="float" office:value="1.07806611061096" calcext:value-type="float">
            <text:p>1.0781</text:p>
          </table:table-cell>
          <table:table-cell office:value-type="float" office:value="1.1338791847229" calcext:value-type="float">
            <text:p>1.1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0099472999573" calcext:value-type="float">
            <text:p>10.0099</text:p>
          </table:table-cell>
          <table:table-cell office:value-type="float" office:value="10.4370400905609" calcext:value-type="float">
            <text:p>10.4370</text:p>
          </table:table-cell>
          <table:table-cell office:value-type="float" office:value="10.4840109348297" calcext:value-type="float">
            <text:p>10.4840</text:p>
          </table:table-cell>
          <table:table-cell office:value-type="float" office:value="10.2563931941986" calcext:value-type="float">
            <text:p>10.2564</text:p>
          </table:table-cell>
          <table:table-cell office:value-type="float" office:value="10.4750525951386" calcext:value-type="float">
            <text:p>10.4751</text:p>
          </table:table-cell>
          <table:table-cell office:value-type="float" office:value="10.2570753097534" calcext:value-type="float">
            <text:p>10.2571</text:p>
          </table:table-cell>
          <table:table-cell office:value-type="float" office:value="1.05603790283203" calcext:value-type="float">
            <text:p>1.0560</text:p>
          </table:table-cell>
          <table:table-cell office:value-type="float" office:value="1.00775051116943" calcext:value-type="float">
            <text:p>1.0078</text:p>
          </table:table-cell>
          <table:table-cell office:value-type="float" office:value="1.02115941047668" calcext:value-type="float">
            <text:p>1.0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office:value-type="float" office:value="9.793" calcext:value-type="float">
            <text:p>9.793</text:p>
          </table:table-cell>
          <table:table-cell table:style-name="ce1" office:value-type="float" office:value="10.5594" calcext:value-type="float">
            <text:p>10.5594</text:p>
          </table:table-cell>
          <table:table-cell table:style-name="ce1" office:value-type="float" office:value="10.7347" calcext:value-type="float">
            <text:p>10.7347</text:p>
          </table:table-cell>
          <table:table-cell table:style-name="ce1" office:value-type="float" office:value="10.0937" calcext:value-type="float">
            <text:p>10.0937</text:p>
          </table:table-cell>
          <table:table-cell table:style-name="ce1" office:value-type="float" office:value="10.8482" calcext:value-type="float">
            <text:p>10.8482</text:p>
          </table:table-cell>
          <table:table-cell table:style-name="ce1" office:value-type="float" office:value="10.8935" calcext:value-type="float">
            <text:p>10.8935</text:p>
          </table:table-cell>
          <table:table-cell table:style-name="ce1" office:value-type="float" office:value="0.9906" calcext:value-type="float">
            <text:p>0.9906</text:p>
          </table:table-cell>
          <table:table-cell table:style-name="ce1" office:value-type="float" office:value="1.0713" calcext:value-type="float">
            <text:p>1.0713</text:p>
          </table:table-cell>
          <table:table-cell table:style-name="ce1" office:value-type="float" office:value="1.0636" calcext:value-type="float">
            <text:p>1.0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ev</text:p>
          </table:table-cell>
          <table:table-cell table:formula="of:=ROUND(STDEV([.B39:.B43]); 4)" office:value-type="float" office:value="0.0044" calcext:value-type="float">
            <text:p>0.0044</text:p>
          </table:table-cell>
          <table:table-cell table:formula="of:=ROUND(STDEV([.C39:.C43]); 4)" office:value-type="float" office:value="0.2709" calcext:value-type="float">
            <text:p>0.2709</text:p>
          </table:table-cell>
          <table:table-cell table:formula="of:=ROUND(STDEV([.D39:.D43]); 4)" office:value-type="float" office:value="0.2161" calcext:value-type="float">
            <text:p>0.2161</text:p>
          </table:table-cell>
          <table:table-cell table:formula="of:=ROUND(STDEV([.E39:.E43]); 4)" office:value-type="float" office:value="0.0192" calcext:value-type="float">
            <text:p>0.0192</text:p>
          </table:table-cell>
          <table:table-cell table:formula="of:=ROUND(STDEV([.F39:.F43]); 4)" office:value-type="float" office:value="0.2543" calcext:value-type="float">
            <text:p>0.2543</text:p>
          </table:table-cell>
          <table:table-cell table:formula="of:=ROUND(STDEV([.G39:.G43]); 4)" office:value-type="float" office:value="0.3721" calcext:value-type="float">
            <text:p>0.3721</text:p>
          </table:table-cell>
          <table:table-cell table:formula="of:=ROUND(STDEV([.H39:.H43]); 4)" office:value-type="float" office:value="0.0193" calcext:value-type="float">
            <text:p>0.0193</text:p>
          </table:table-cell>
          <table:table-cell table:formula="of:=ROUND(STDEV([.I39:.I43]); 4)" office:value-type="float" office:value="0.042" calcext:value-type="float">
            <text:p>0.0420</text:p>
          </table:table-cell>
          <table:table-cell table:formula="of:=ROUND(STDEV([.J39:.J43]); 4)" office:value-type="float" office:value="0.0403" calcext:value-type="float">
            <text:p>0.0403</text:p>
          </table:table-cell>
          <table:table-cell table:number-columns-repeated="6"/>
        </table:table-row>
        <table:table-row table:style-name="ro1">
          <table:table-cell/>
          <table:table-cell table:formula="of:=CONFIDENCE(0.05; STDEV([.B39:.B44]); 5)" office:value-type="float" office:value="0.0803410577529729" calcext:value-type="float">
            <text:p>0.0803</text:p>
          </table:table-cell>
          <table:table-cell table:formula="of:=CONFIDENCE(0.05; STDEV([.C39:.C44]); 5)" office:value-type="float" office:value="0.224470579919952" calcext:value-type="float">
            <text:p>0.2245</text:p>
          </table:table-cell>
          <table:table-cell table:formula="of:=CONFIDENCE(0.05; STDEV([.D39:.D44]); 5)" office:value-type="float" office:value="0.213880669193554" calcext:value-type="float">
            <text:p>0.2139</text:p>
          </table:table-cell>
          <table:table-cell table:formula="of:=CONFIDENCE(0.05; STDEV([.E39:.E44]); 5)" office:value-type="float" office:value="0.0494278327377277" calcext:value-type="float">
            <text:p>0.0494</text:p>
          </table:table-cell>
          <table:table-cell table:formula="of:=CONFIDENCE(0.05; STDEV([.F39:.F44]); 5)" office:value-type="float" office:value="0.200042657382363" calcext:value-type="float">
            <text:p>0.2000</text:p>
          </table:table-cell>
          <table:table-cell table:formula="of:=CONFIDENCE(0.05; STDEV([.G39:.G44]); 5)" office:value-type="float" office:value="0.291800507412988" calcext:value-type="float">
            <text:p>0.2918</text:p>
          </table:table-cell>
          <table:table-cell table:formula="of:=CONFIDENCE(0.05; STDEV([.H39:.H44]); 5)" office:value-type="float" office:value="0.0187755046365857" calcext:value-type="float">
            <text:p>0.0188</text:p>
          </table:table-cell>
          <table:table-cell table:formula="of:=CONFIDENCE(0.05; STDEV([.I39:.I44]); 5)" office:value-type="float" office:value="0.0329497096581981" calcext:value-type="float">
            <text:p>0.0329</text:p>
          </table:table-cell>
          <table:table-cell table:formula="of:=CONFIDENCE(0.05; STDEV([.J39:.J44]); 5)" office:value-type="float" office:value="0.0319630006653131" calcext:value-type="float">
            <text:p>0.0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5% Confidence interval</text:p>
          </table:table-cell>
          <table:table-cell table:style-name="ce1" table:formula="of:=CONCATENATE(ROUND([.B44]-[.B46]; 2);&quot; - &quot;;ROUND([.B44]+[.B46]; 2))" office:value-type="string" office:string-value="9.71 - 9.87" calcext:value-type="string">
            <text:p>9.71 - 9.87</text:p>
          </table:table-cell>
          <table:table-cell table:style-name="ce1" table:formula="of:=CONCATENATE(ROUND([.C44]-[.C46]; 2);&quot; - &quot;;ROUND([.C44]+[.C46]; 2))" office:value-type="string" office:string-value="10.33 - 10.78" calcext:value-type="string">
            <text:p>10.33 - 10.78</text:p>
          </table:table-cell>
          <table:table-cell table:style-name="ce1" table:formula="of:=CONCATENATE(ROUND([.D44]-[.D46]; 2);&quot; - &quot;;ROUND([.D44]+[.D46]; 2))" office:value-type="string" office:string-value="10.52 - 10.95" calcext:value-type="string">
            <text:p>10.52 - 10.95</text:p>
          </table:table-cell>
          <table:table-cell table:style-name="ce1" table:formula="of:=CONCATENATE(ROUND([.E44]-[.E46]; 2);&quot; - &quot;;ROUND([.E44]+[.E46]; 2))" office:value-type="string" office:string-value="10.04 - 10.14" calcext:value-type="string">
            <text:p>10.04 - 10.14</text:p>
          </table:table-cell>
          <table:table-cell table:style-name="ce1" table:formula="of:=CONCATENATE(ROUND([.F44]-[.F46]; 2);&quot; - &quot;;ROUND([.F44]+[.F46]; 2))" office:value-type="string" office:string-value="10.65 - 11.05" calcext:value-type="string">
            <text:p>10.65 - 11.05</text:p>
          </table:table-cell>
          <table:table-cell table:style-name="ce1" table:formula="of:=CONCATENATE(ROUND([.G44]-[.G46]; 2);&quot; - &quot;;ROUND([.G44]+[.G46]; 2))" office:value-type="string" office:string-value="10.6 - 11.19" calcext:value-type="string">
            <text:p>10.6 - 11.19</text:p>
          </table:table-cell>
          <table:table-cell table:style-name="ce1" table:formula="of:=CONCATENATE(ROUND([.H44]-[.H46]; 2);&quot; - &quot;;ROUND([.H44]+[.H46]; 2))" office:value-type="string" office:string-value="0.97 - 1.01" calcext:value-type="string">
            <text:p>0.97 - 1.01</text:p>
          </table:table-cell>
          <table:table-cell table:style-name="ce1" table:formula="of:=CONCATENATE(ROUND([.I44]-[.I46]; 2);&quot; - &quot;;ROUND([.I44]+[.I46]; 2))" office:value-type="string" office:string-value="1.04 - 1.1" calcext:value-type="string">
            <text:p>1.04 - 1.1</text:p>
          </table:table-cell>
          <table:table-cell table:style-name="ce1" table:formula="of:=CONCATENATE(ROUND([.J44]-[.J46]; 2);&quot; - &quot;;ROUND([.J44]+[.J46]; 2))" office:value-type="string" office:string-value="1.03 - 1.1" calcext:value-type="string">
            <text:p>1.03 - 1.1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9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Bind Mount 20 layers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ead time 1GB</text:p>
          </table:table-cell>
          <table:table-cell table:style-name="ce1" office:value-type="string" calcext:value-type="string">
            <text:p>Write time 1GB unmodified</text:p>
          </table:table-cell>
          <table:table-cell table:style-name="ce1" office:value-type="string" calcext:value-type="string">
            <text:p>Write time 1GB modified</text:p>
          </table:table-cell>
          <table:table-cell table:style-name="ce1" office:value-type="string" calcext:value-type="string">
            <text:p>Read time 10*100MB</text:p>
          </table:table-cell>
          <table:table-cell table:style-name="ce1" office:value-type="string" calcext:value-type="string">
            <text:p>Write time 10*100MB unmodified</text:p>
          </table:table-cell>
          <table:table-cell table:style-name="ce1" office:value-type="string" calcext:value-type="string">
            <text:p>Write time 10*100MB modified</text:p>
          </table:table-cell>
          <table:table-cell table:style-name="ce1" office:value-type="string" calcext:value-type="string">
            <text:p>Read time 100MB</text:p>
          </table:table-cell>
          <table:table-cell table:style-name="ce1" office:value-type="string" calcext:value-type="string">
            <text:p>Write time 100MB unmodified</text:p>
          </table:table-cell>
          <table:table-cell table:style-name="ce1" office:value-type="string" calcext:value-type="string">
            <text:p>Write time 100MB modifi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5411305427551" calcext:value-type="float">
            <text:p>9.6541</text:p>
          </table:table-cell>
          <table:table-cell office:value-type="float" office:value="10.5513644218445" calcext:value-type="float">
            <text:p>10.5514</text:p>
          </table:table-cell>
          <table:table-cell office:value-type="float" office:value="10.61807513237" calcext:value-type="float">
            <text:p>10.6181</text:p>
          </table:table-cell>
          <table:table-cell office:value-type="float" office:value="9.80551385879517" calcext:value-type="float">
            <text:p>9.8055</text:p>
          </table:table-cell>
          <table:table-cell office:value-type="float" office:value="10.7650015354157" calcext:value-type="float">
            <text:p>10.7650</text:p>
          </table:table-cell>
          <table:table-cell office:value-type="float" office:value="10.2987582683563" calcext:value-type="float">
            <text:p>10.2988</text:p>
          </table:table-cell>
          <table:table-cell office:value-type="float" office:value="0.983192920684814" calcext:value-type="float">
            <text:p>0.9832</text:p>
          </table:table-cell>
          <table:table-cell office:value-type="float" office:value="1.00075197219849" calcext:value-type="float">
            <text:p>1.0008</text:p>
          </table:table-cell>
          <table:table-cell office:value-type="float" office:value="1.02384948730469" calcext:value-type="float">
            <text:p>1.0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78095078468323" calcext:value-type="float">
            <text:p>9.7810</text:p>
          </table:table-cell>
          <table:table-cell office:value-type="float" office:value="10.019679069519" calcext:value-type="float">
            <text:p>10.0197</text:p>
          </table:table-cell>
          <table:table-cell office:value-type="float" office:value="10.4505085945129" calcext:value-type="float">
            <text:p>10.4505</text:p>
          </table:table-cell>
          <table:table-cell office:value-type="float" office:value="9.81881260871887" calcext:value-type="float">
            <text:p>9.8188</text:p>
          </table:table-cell>
          <table:table-cell office:value-type="float" office:value="11.0901274681091" calcext:value-type="float">
            <text:p>11.0901</text:p>
          </table:table-cell>
          <table:table-cell office:value-type="float" office:value="11.5733485221863" calcext:value-type="float">
            <text:p>11.5733</text:p>
          </table:table-cell>
          <table:table-cell office:value-type="float" office:value="0.985817670822144" calcext:value-type="float">
            <text:p>0.9858</text:p>
          </table:table-cell>
          <table:table-cell office:value-type="float" office:value="1.05837750434875" calcext:value-type="float">
            <text:p>1.0584</text:p>
          </table:table-cell>
          <table:table-cell office:value-type="float" office:value="1.06004524230957" calcext:value-type="float">
            <text:p>1.06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90631532669067" calcext:value-type="float">
            <text:p>9.9063</text:p>
          </table:table-cell>
          <table:table-cell office:value-type="float" office:value="9.80235624313355" calcext:value-type="float">
            <text:p>9.8024</text:p>
          </table:table-cell>
          <table:table-cell office:value-type="float" office:value="9.91082882881165" calcext:value-type="float">
            <text:p>9.9108</text:p>
          </table:table-cell>
          <table:table-cell office:value-type="float" office:value="10.3796420097351" calcext:value-type="float">
            <text:p>10.3796</text:p>
          </table:table-cell>
          <table:table-cell office:value-type="float" office:value="10.2237889766693" calcext:value-type="float">
            <text:p>10.2238</text:p>
          </table:table-cell>
          <table:table-cell office:value-type="float" office:value="10.3315744400024" calcext:value-type="float">
            <text:p>10.3316</text:p>
          </table:table-cell>
          <table:table-cell office:value-type="float" office:value="1.01272773742676" calcext:value-type="float">
            <text:p>1.0127</text:p>
          </table:table-cell>
          <table:table-cell office:value-type="float" office:value="1.06592273712158" calcext:value-type="float">
            <text:p>1.0659</text:p>
          </table:table-cell>
          <table:table-cell office:value-type="float" office:value="1.00520443916321" calcext:value-type="float">
            <text:p>1.0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73255443572998" calcext:value-type="float">
            <text:p>9.7326</text:p>
          </table:table-cell>
          <table:table-cell office:value-type="float" office:value="11.1407222747803" calcext:value-type="float">
            <text:p>11.1407</text:p>
          </table:table-cell>
          <table:table-cell office:value-type="float" office:value="10.4606144428253" calcext:value-type="float">
            <text:p>10.4606</text:p>
          </table:table-cell>
          <table:table-cell office:value-type="float" office:value="9.88462066650391" calcext:value-type="float">
            <text:p>9.8846</text:p>
          </table:table-cell>
          <table:table-cell office:value-type="float" office:value="10.8227903842926" calcext:value-type="float">
            <text:p>10.8228</text:p>
          </table:table-cell>
          <table:table-cell office:value-type="float" office:value="10.9572403430939" calcext:value-type="float">
            <text:p>10.9572</text:p>
          </table:table-cell>
          <table:table-cell office:value-type="float" office:value="1.03656649589539" calcext:value-type="float">
            <text:p>1.0366</text:p>
          </table:table-cell>
          <table:table-cell office:value-type="float" office:value="1.07929372787476" calcext:value-type="float">
            <text:p>1.0793</text:p>
          </table:table-cell>
          <table:table-cell office:value-type="float" office:value="1.08228254318237" calcext:value-type="float">
            <text:p>1.0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1040992736816" calcext:value-type="float">
            <text:p>10.1041</text:p>
          </table:table-cell>
          <table:table-cell office:value-type="float" office:value="9.67130899429321" calcext:value-type="float">
            <text:p>9.6713</text:p>
          </table:table-cell>
          <table:table-cell office:value-type="float" office:value="9.72984981536865" calcext:value-type="float">
            <text:p>9.7298</text:p>
          </table:table-cell>
          <table:table-cell office:value-type="float" office:value="10.2709290981293" calcext:value-type="float">
            <text:p>10.2709</text:p>
          </table:table-cell>
          <table:table-cell office:value-type="float" office:value="10.2656419277191" calcext:value-type="float">
            <text:p>10.2656</text:p>
          </table:table-cell>
          <table:table-cell office:value-type="float" office:value="10.4814999103546" calcext:value-type="float">
            <text:p>10.4815</text:p>
          </table:table-cell>
          <table:table-cell office:value-type="float" office:value="1.23948383331299" calcext:value-type="float">
            <text:p>1.2395</text:p>
          </table:table-cell>
          <table:table-cell office:value-type="float" office:value="1.02599000930786" calcext:value-type="float">
            <text:p>1.0260</text:p>
          </table:table-cell>
          <table:table-cell office:value-type="float" office:value="1.02335095405579" calcext:value-type="float">
            <text:p>1.0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office:value-type="float" office:value="9.793" calcext:value-type="float">
            <text:p>9.793</text:p>
          </table:table-cell>
          <table:table-cell table:style-name="ce1" office:value-type="float" office:value="10.5594" calcext:value-type="float">
            <text:p>10.5594</text:p>
          </table:table-cell>
          <table:table-cell table:style-name="ce1" office:value-type="float" office:value="10.7347" calcext:value-type="float">
            <text:p>10.7347</text:p>
          </table:table-cell>
          <table:table-cell table:style-name="ce1" office:value-type="float" office:value="10.0937" calcext:value-type="float">
            <text:p>10.0937</text:p>
          </table:table-cell>
          <table:table-cell table:style-name="ce1" office:value-type="float" office:value="10.8482" calcext:value-type="float">
            <text:p>10.8482</text:p>
          </table:table-cell>
          <table:table-cell table:style-name="ce1" office:value-type="float" office:value="10.8935" calcext:value-type="float">
            <text:p>10.8935</text:p>
          </table:table-cell>
          <table:table-cell table:style-name="ce1" office:value-type="float" office:value="0.9906" calcext:value-type="float">
            <text:p>0.9906</text:p>
          </table:table-cell>
          <table:table-cell table:style-name="ce1" office:value-type="float" office:value="1.0713" calcext:value-type="float">
            <text:p>1.0713</text:p>
          </table:table-cell>
          <table:table-cell table:style-name="ce1" office:value-type="float" office:value="1.0636" calcext:value-type="float">
            <text:p>1.0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ev</text:p>
          </table:table-cell>
          <table:table-cell table:formula="of:=ROUND(STDEV([.B51:.B55]); 4)" office:value-type="float" office:value="0.1758" calcext:value-type="float">
            <text:p>0.1758</text:p>
          </table:table-cell>
          <table:table-cell table:formula="of:=ROUND(STDEV([.C51:.C55]); 4)" office:value-type="float" office:value="0.6066" calcext:value-type="float">
            <text:p>0.6066</text:p>
          </table:table-cell>
          <table:table-cell table:formula="of:=ROUND(STDEV([.D51:.D55]); 4)" office:value-type="float" office:value="0.3887" calcext:value-type="float">
            <text:p>0.3887</text:p>
          </table:table-cell>
          <table:table-cell table:formula="of:=ROUND(STDEV([.E51:.E55]); 4)" office:value-type="float" office:value="0.2722" calcext:value-type="float">
            <text:p>0.2722</text:p>
          </table:table-cell>
          <table:table-cell table:formula="of:=ROUND(STDEV([.F51:.F55]); 4)" office:value-type="float" office:value="0.3758" calcext:value-type="float">
            <text:p>0.3758</text:p>
          </table:table-cell>
          <table:table-cell table:formula="of:=ROUND(STDEV([.G51:.G55]); 4)" office:value-type="float" office:value="0.5407" calcext:value-type="float">
            <text:p>0.5407</text:p>
          </table:table-cell>
          <table:table-cell table:formula="of:=ROUND(STDEV([.H51:.H55]); 4)" office:value-type="float" office:value="0.1073" calcext:value-type="float">
            <text:p>0.1073</text:p>
          </table:table-cell>
          <table:table-cell table:formula="of:=ROUND(STDEV([.I51:.I55]); 4)" office:value-type="float" office:value="0.032" calcext:value-type="float">
            <text:p>0.0320</text:p>
          </table:table-cell>
          <table:table-cell table:formula="of:=ROUND(STDEV([.J51:.J55]); 4)" office:value-type="float" office:value="0.0314" calcext:value-type="float">
            <text:p>0.0314</text:p>
          </table:table-cell>
          <table:table-cell table:number-columns-repeated="6"/>
        </table:table-row>
        <table:table-row table:style-name="ro1">
          <table:table-cell/>
          <table:table-cell table:formula="of:=CONFIDENCE(0.05; STDEV([.B51:.B56]); 5)" office:value-type="float" office:value="0.138672248851641" calcext:value-type="float">
            <text:p>0.1387</text:p>
          </table:table-cell>
          <table:table-cell table:formula="of:=CONFIDENCE(0.05; STDEV([.C51:.C56]); 5)" office:value-type="float" office:value="0.489325822017257" calcext:value-type="float">
            <text:p>0.4893</text:p>
          </table:table-cell>
          <table:table-cell table:formula="of:=CONFIDENCE(0.05; STDEV([.D51:.D56]); 5)" office:value-type="float" office:value="0.353508925948086" calcext:value-type="float">
            <text:p>0.3535</text:p>
          </table:table-cell>
          <table:table-cell table:formula="of:=CONFIDENCE(0.05; STDEV([.E51:.E56]); 5)" office:value-type="float" office:value="0.214556483955642" calcext:value-type="float">
            <text:p>0.2146</text:p>
          </table:table-cell>
          <table:table-cell table:formula="of:=CONFIDENCE(0.05; STDEV([.F51:.F56]); 5)" office:value-type="float" office:value="0.304454764334898" calcext:value-type="float">
            <text:p>0.3045</text:p>
          </table:table-cell>
          <table:table-cell table:formula="of:=CONFIDENCE(0.05; STDEV([.G51:.G56]); 5)" office:value-type="float" office:value="0.427976415806866" calcext:value-type="float">
            <text:p>0.4280</text:p>
          </table:table-cell>
          <table:table-cell table:formula="of:=CONFIDENCE(0.05; STDEV([.H51:.H56]); 5)" office:value-type="float" office:value="0.0868958522004404" calcext:value-type="float">
            <text:p>0.0869</text:p>
          </table:table-cell>
          <table:table-cell table:formula="of:=CONFIDENCE(0.05; STDEV([.I51:.I56]); 5)" office:value-type="float" office:value="0.0266927536613025" calcext:value-type="float">
            <text:p>0.0267</text:p>
          </table:table-cell>
          <table:table-cell table:formula="of:=CONFIDENCE(0.05; STDEV([.J51:.J56]); 5)" office:value-type="float" office:value="0.0261178173205313" calcext:value-type="float">
            <text:p>0.02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5% Confidence interval</text:p>
          </table:table-cell>
          <table:table-cell table:style-name="ce1" table:formula="of:=CONCATENATE(ROUND([.B56]-[.B58]; 2);&quot; - &quot;;ROUND([.B56]+[.B58]; 2))" office:value-type="string" office:string-value="9.65 - 9.93" calcext:value-type="string">
            <text:p>9.65 - 9.93</text:p>
          </table:table-cell>
          <table:table-cell table:style-name="ce1" table:formula="of:=CONCATENATE(ROUND([.C56]-[.C58]; 2);&quot; - &quot;;ROUND([.C56]+[.C58]; 2))" office:value-type="string" office:string-value="10.07 - 11.05" calcext:value-type="string">
            <text:p>10.07 - 11.05</text:p>
          </table:table-cell>
          <table:table-cell table:style-name="ce1" table:formula="of:=CONCATENATE(ROUND([.D56]-[.D58]; 2);&quot; - &quot;;ROUND([.D56]+[.D58]; 2))" office:value-type="string" office:string-value="10.38 - 11.09" calcext:value-type="string">
            <text:p>10.38 - 11.09</text:p>
          </table:table-cell>
          <table:table-cell table:style-name="ce1" table:formula="of:=CONCATENATE(ROUND([.E56]-[.E58]; 2);&quot; - &quot;;ROUND([.E56]+[.E58]; 2))" office:value-type="string" office:string-value="9.88 - 10.31" calcext:value-type="string">
            <text:p>9.88 - 10.31</text:p>
          </table:table-cell>
          <table:table-cell table:style-name="ce1" table:formula="of:=CONCATENATE(ROUND([.F56]-[.F58]; 2);&quot; - &quot;;ROUND([.F56]+[.F58]; 2))" office:value-type="string" office:string-value="10.54 - 11.15" calcext:value-type="string">
            <text:p>10.54 - 11.15</text:p>
          </table:table-cell>
          <table:table-cell table:style-name="ce1" table:formula="of:=CONCATENATE(ROUND([.G56]-[.G58]; 2);&quot; - &quot;;ROUND([.G56]+[.G58]; 2))" office:value-type="string" office:string-value="10.47 - 11.32" calcext:value-type="string">
            <text:p>10.47 - 11.32</text:p>
          </table:table-cell>
          <table:table-cell table:style-name="ce1" table:formula="of:=CONCATENATE(ROUND([.H56]-[.H58]; 2);&quot; - &quot;;ROUND([.H56]+[.H58]; 2))" office:value-type="string" office:string-value="0.9 - 1.08" calcext:value-type="string">
            <text:p>0.9 - 1.08</text:p>
          </table:table-cell>
          <table:table-cell table:style-name="ce1" table:formula="of:=CONCATENATE(ROUND([.I56]-[.I58]; 2);&quot; - &quot;;ROUND([.I56]+[.I58]; 2))" office:value-type="string" office:string-value="1.04 - 1.1" calcext:value-type="string">
            <text:p>1.04 - 1.1</text:p>
          </table:table-cell>
          <table:table-cell table:style-name="ce1" table:formula="of:=CONCATENATE(ROUND([.J56]-[.J58]; 2);&quot; - &quot;;ROUND([.J56]+[.J58]; 2))" office:value-type="string" office:string-value="1.04 - 1.09" calcext:value-type="string">
            <text:p>1.04 - 1.09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9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Layer 0 20 layers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ead time 1GB</text:p>
          </table:table-cell>
          <table:table-cell table:style-name="ce1" office:value-type="string" calcext:value-type="string">
            <text:p>Write time 1GB unmodified</text:p>
          </table:table-cell>
          <table:table-cell table:style-name="ce1" office:value-type="string" calcext:value-type="string">
            <text:p>Write time 1GB modified</text:p>
          </table:table-cell>
          <table:table-cell table:style-name="ce1" office:value-type="string" calcext:value-type="string">
            <text:p>Read time 10*100MB</text:p>
          </table:table-cell>
          <table:table-cell table:style-name="ce1" office:value-type="string" calcext:value-type="string">
            <text:p>Write time 10*100MB unmodified</text:p>
          </table:table-cell>
          <table:table-cell table:style-name="ce1" office:value-type="string" calcext:value-type="string">
            <text:p>Write time 10*100MB modified</text:p>
          </table:table-cell>
          <table:table-cell table:style-name="ce1" office:value-type="string" calcext:value-type="string">
            <text:p>Read time 100MB</text:p>
          </table:table-cell>
          <table:table-cell table:style-name="ce1" office:value-type="string" calcext:value-type="string">
            <text:p>Write time 100MB unmodified</text:p>
          </table:table-cell>
          <table:table-cell table:style-name="ce1" office:value-type="string" calcext:value-type="string">
            <text:p>Write time 100MB modifi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99512958526611" calcext:value-type="float">
            <text:p>9.9951</text:p>
          </table:table-cell>
          <table:table-cell office:value-type="float" office:value="10.4098181724548" calcext:value-type="float">
            <text:p>10.4098</text:p>
          </table:table-cell>
          <table:table-cell office:value-type="float" office:value="10.5866715908051" calcext:value-type="float">
            <text:p>10.5867</text:p>
          </table:table-cell>
          <table:table-cell office:value-type="float" office:value="10.141152381897" calcext:value-type="float">
            <text:p>10.1412</text:p>
          </table:table-cell>
          <table:table-cell office:value-type="float" office:value="10.9739809036255" calcext:value-type="float">
            <text:p>10.9740</text:p>
          </table:table-cell>
          <table:table-cell office:value-type="float" office:value="10.8406410217285" calcext:value-type="float">
            <text:p>10.8406</text:p>
          </table:table-cell>
          <table:table-cell office:value-type="float" office:value="1.0088963508606" calcext:value-type="float">
            <text:p>1.0089</text:p>
          </table:table-cell>
          <table:table-cell office:value-type="float" office:value="1.04638051986694" calcext:value-type="float">
            <text:p>1.0464</text:p>
          </table:table-cell>
          <table:table-cell office:value-type="float" office:value="1.01005625724792" calcext:value-type="float">
            <text:p>1.0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97650408744812" calcext:value-type="float">
            <text:p>9.9765</text:p>
          </table:table-cell>
          <table:table-cell office:value-type="float" office:value="10.5483498573303" calcext:value-type="float">
            <text:p>10.5483</text:p>
          </table:table-cell>
          <table:table-cell office:value-type="float" office:value="9.73778867721558" calcext:value-type="float">
            <text:p>9.7378</text:p>
          </table:table-cell>
          <table:table-cell office:value-type="float" office:value="10.1992497444153" calcext:value-type="float">
            <text:p>10.1992</text:p>
          </table:table-cell>
          <table:table-cell office:value-type="float" office:value="10.4403910636902" calcext:value-type="float">
            <text:p>10.4404</text:p>
          </table:table-cell>
          <table:table-cell office:value-type="float" office:value="10.1985373497009" calcext:value-type="float">
            <text:p>10.1985</text:p>
          </table:table-cell>
          <table:table-cell office:value-type="float" office:value="1.00511503219605" calcext:value-type="float">
            <text:p>1.0051</text:p>
          </table:table-cell>
          <table:table-cell office:value-type="float" office:value="1.04624247550964" calcext:value-type="float">
            <text:p>1.0462</text:p>
          </table:table-cell>
          <table:table-cell office:value-type="float" office:value="1.00665330886841" calcext:value-type="float">
            <text:p>1.0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97879505157471" calcext:value-type="float">
            <text:p>9.9788</text:p>
          </table:table-cell>
          <table:table-cell office:value-type="float" office:value="9.72666049003601" calcext:value-type="float">
            <text:p>9.7267</text:p>
          </table:table-cell>
          <table:table-cell office:value-type="float" office:value="9.8513331413269" calcext:value-type="float">
            <text:p>9.8513</text:p>
          </table:table-cell>
          <table:table-cell office:value-type="float" office:value="10.2051475048065" calcext:value-type="float">
            <text:p>10.2051</text:p>
          </table:table-cell>
          <table:table-cell office:value-type="float" office:value="10.2852387428284" calcext:value-type="float">
            <text:p>10.2852</text:p>
          </table:table-cell>
          <table:table-cell office:value-type="float" office:value="10.4481439590454" calcext:value-type="float">
            <text:p>10.4481</text:p>
          </table:table-cell>
          <table:table-cell office:value-type="float" office:value="1.00922584533691" calcext:value-type="float">
            <text:p>1.0092</text:p>
          </table:table-cell>
          <table:table-cell office:value-type="float" office:value="1.08228659629822" calcext:value-type="float">
            <text:p>1.0823</text:p>
          </table:table-cell>
          <table:table-cell office:value-type="float" office:value="1.02032518386841" calcext:value-type="float">
            <text:p>1.0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0427837371826" calcext:value-type="float">
            <text:p>10.0428</text:p>
          </table:table-cell>
          <table:table-cell office:value-type="float" office:value="9.78923988342285" calcext:value-type="float">
            <text:p>9.7892</text:p>
          </table:table-cell>
          <table:table-cell office:value-type="float" office:value="9.93183183670044" calcext:value-type="float">
            <text:p>9.9318</text:p>
          </table:table-cell>
          <table:table-cell office:value-type="float" office:value="10.1200757026672" calcext:value-type="float">
            <text:p>10.1201</text:p>
          </table:table-cell>
          <table:table-cell office:value-type="float" office:value="10.3952877521515" calcext:value-type="float">
            <text:p>10.3953</text:p>
          </table:table-cell>
          <table:table-cell office:value-type="float" office:value="10.5238246917725" calcext:value-type="float">
            <text:p>10.5238</text:p>
          </table:table-cell>
          <table:table-cell office:value-type="float" office:value="1.00479102134705" calcext:value-type="float">
            <text:p>1.0048</text:p>
          </table:table-cell>
          <table:table-cell office:value-type="float" office:value="1.03824710845947" calcext:value-type="float">
            <text:p>1.0382</text:p>
          </table:table-cell>
          <table:table-cell office:value-type="float" office:value="1.02917838096619" calcext:value-type="float">
            <text:p>1.0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96754693984985" calcext:value-type="float">
            <text:p>9.9675</text:p>
          </table:table-cell>
          <table:table-cell office:value-type="float" office:value="9.95633244514465" calcext:value-type="float">
            <text:p>9.9563</text:p>
          </table:table-cell>
          <table:table-cell office:value-type="float" office:value="10.1477012634277" calcext:value-type="float">
            <text:p>10.1477</text:p>
          </table:table-cell>
          <table:table-cell office:value-type="float" office:value="10.1859798431396" calcext:value-type="float">
            <text:p>10.1860</text:p>
          </table:table-cell>
          <table:table-cell office:value-type="float" office:value="10.6509482860565" calcext:value-type="float">
            <text:p>10.6509</text:p>
          </table:table-cell>
          <table:table-cell office:value-type="float" office:value="10.5070502758026" calcext:value-type="float">
            <text:p>10.5071</text:p>
          </table:table-cell>
          <table:table-cell office:value-type="float" office:value="1.0059609413147" calcext:value-type="float">
            <text:p>1.0060</text:p>
          </table:table-cell>
          <table:table-cell office:value-type="float" office:value="1.02128911018372" calcext:value-type="float">
            <text:p>1.0213</text:p>
          </table:table-cell>
          <table:table-cell office:value-type="float" office:value="1.03256821632385" calcext:value-type="float">
            <text:p>1.03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office:value-type="float" office:value="9.793" calcext:value-type="float">
            <text:p>9.793</text:p>
          </table:table-cell>
          <table:table-cell table:style-name="ce1" office:value-type="float" office:value="10.5594" calcext:value-type="float">
            <text:p>10.5594</text:p>
          </table:table-cell>
          <table:table-cell table:style-name="ce1" office:value-type="float" office:value="10.7347" calcext:value-type="float">
            <text:p>10.7347</text:p>
          </table:table-cell>
          <table:table-cell table:style-name="ce1" office:value-type="float" office:value="10.0937" calcext:value-type="float">
            <text:p>10.0937</text:p>
          </table:table-cell>
          <table:table-cell table:style-name="ce1" office:value-type="float" office:value="10.8482" calcext:value-type="float">
            <text:p>10.8482</text:p>
          </table:table-cell>
          <table:table-cell table:style-name="ce1" office:value-type="float" office:value="10.8935" calcext:value-type="float">
            <text:p>10.8935</text:p>
          </table:table-cell>
          <table:table-cell table:style-name="ce1" office:value-type="float" office:value="0.9906" calcext:value-type="float">
            <text:p>0.9906</text:p>
          </table:table-cell>
          <table:table-cell table:style-name="ce1" office:value-type="float" office:value="1.0713" calcext:value-type="float">
            <text:p>1.0713</text:p>
          </table:table-cell>
          <table:table-cell table:style-name="ce1" office:value-type="float" office:value="1.0636" calcext:value-type="float">
            <text:p>1.0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ev</text:p>
          </table:table-cell>
          <table:table-cell table:formula="of:=ROUND(STDEV([.B63:.B67]); 4)" office:value-type="float" office:value="0.03" calcext:value-type="float">
            <text:p>0.0300</text:p>
          </table:table-cell>
          <table:table-cell table:formula="of:=ROUND(STDEV([.C63:.C67]); 4)" office:value-type="float" office:value="0.3717" calcext:value-type="float">
            <text:p>0.3717</text:p>
          </table:table-cell>
          <table:table-cell table:formula="of:=ROUND(STDEV([.D63:.D67]); 4)" office:value-type="float" office:value="0.3348" calcext:value-type="float">
            <text:p>0.3348</text:p>
          </table:table-cell>
          <table:table-cell table:formula="of:=ROUND(STDEV([.E63:.E67]); 4)" office:value-type="float" office:value="0.0377" calcext:value-type="float">
            <text:p>0.0377</text:p>
          </table:table-cell>
          <table:table-cell table:formula="of:=ROUND(STDEV([.F63:.F67]); 4)" office:value-type="float" office:value="0.272" calcext:value-type="float">
            <text:p>0.2720</text:p>
          </table:table-cell>
          <table:table-cell table:formula="of:=ROUND(STDEV([.G63:.G67]); 4)" office:value-type="float" office:value="0.2292" calcext:value-type="float">
            <text:p>0.2292</text:p>
          </table:table-cell>
          <table:table-cell table:formula="of:=ROUND(STDEV([.H63:.H67]); 4)" office:value-type="float" office:value="0.0021" calcext:value-type="float">
            <text:p>0.0021</text:p>
          </table:table-cell>
          <table:table-cell table:formula="of:=ROUND(STDEV([.I63:.I67]); 4)" office:value-type="float" office:value="0.0223" calcext:value-type="float">
            <text:p>0.0223</text:p>
          </table:table-cell>
          <table:table-cell table:formula="of:=ROUND(STDEV([.J63:.J67]); 4)" office:value-type="float" office:value="0.0114" calcext:value-type="float">
            <text:p>0.0114</text:p>
          </table:table-cell>
          <table:table-cell table:number-columns-repeated="6"/>
        </table:table-row>
        <table:table-row table:style-name="ro1">
          <table:table-cell/>
          <table:table-cell table:formula="of:=CONFIDENCE(0.05; STDEV([.B63:.B68]); 5)" office:value-type="float" office:value="0.0750462395631992" calcext:value-type="float">
            <text:p>0.0750</text:p>
          </table:table-cell>
          <table:table-cell table:formula="of:=CONFIDENCE(0.05; STDEV([.C63:.C68]); 5)" office:value-type="float" office:value="0.337050839884832" calcext:value-type="float">
            <text:p>0.3371</text:p>
          </table:table-cell>
          <table:table-cell table:formula="of:=CONFIDENCE(0.05; STDEV([.D63:.D68]); 5)" office:value-type="float" office:value="0.358823978111373" calcext:value-type="float">
            <text:p>0.3588</text:p>
          </table:table-cell>
          <table:table-cell table:formula="of:=CONFIDENCE(0.05; STDEV([.E63:.E68]); 5)" office:value-type="float" office:value="0.0402870098132076" calcext:value-type="float">
            <text:p>0.0403</text:p>
          </table:table-cell>
          <table:table-cell table:formula="of:=CONFIDENCE(0.05; STDEV([.F63:.F68]); 5)" office:value-type="float" office:value="0.238604680253612" calcext:value-type="float">
            <text:p>0.2386</text:p>
          </table:table-cell>
          <table:table-cell table:formula="of:=CONFIDENCE(0.05; STDEV([.G63:.G68]); 5)" office:value-type="float" office:value="0.227496202059127" calcext:value-type="float">
            <text:p>0.2275</text:p>
          </table:table-cell>
          <table:table-cell table:formula="of:=CONFIDENCE(0.05; STDEV([.H63:.H68]); 5)" office:value-type="float" office:value="0.00602828536223689" calcext:value-type="float">
            <text:p>0.0060</text:p>
          </table:table-cell>
          <table:table-cell table:formula="of:=CONFIDENCE(0.05; STDEV([.I63:.I68]); 5)" office:value-type="float" office:value="0.0195221747712903" calcext:value-type="float">
            <text:p>0.0195</text:p>
          </table:table-cell>
          <table:table-cell table:formula="of:=CONFIDENCE(0.05; STDEV([.J63:.J68]); 5)" office:value-type="float" office:value="0.0180526092287045" calcext:value-type="float">
            <text:p>0.0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5% Confidence interval</text:p>
          </table:table-cell>
          <table:table-cell table:style-name="ce1" table:formula="of:=CONCATENATE(ROUND([.B68]-[.B70]; 2);&quot; - &quot;;ROUND([.B68]+[.B70]; 2))" office:value-type="string" office:string-value="9.72 - 9.87" calcext:value-type="string">
            <text:p>9.72 - 9.87</text:p>
          </table:table-cell>
          <table:table-cell table:style-name="ce1" table:formula="of:=CONCATENATE(ROUND([.C68]-[.C70]; 2);&quot; - &quot;;ROUND([.C68]+[.C70]; 2))" office:value-type="string" office:string-value="10.22 - 10.9" calcext:value-type="string">
            <text:p>10.22 - 10.9</text:p>
          </table:table-cell>
          <table:table-cell table:style-name="ce1" table:formula="of:=CONCATENATE(ROUND([.D68]-[.D70]; 2);&quot; - &quot;;ROUND([.D68]+[.D70]; 2))" office:value-type="string" office:string-value="10.38 - 11.09" calcext:value-type="string">
            <text:p>10.38 - 11.09</text:p>
          </table:table-cell>
          <table:table-cell table:style-name="ce1" table:formula="of:=CONCATENATE(ROUND([.E68]-[.E70]; 2);&quot; - &quot;;ROUND([.E68]+[.E70]; 2))" office:value-type="string" office:string-value="10.05 - 10.13" calcext:value-type="string">
            <text:p>10.05 - 10.13</text:p>
          </table:table-cell>
          <table:table-cell table:style-name="ce1" table:formula="of:=CONCATENATE(ROUND([.F68]-[.F70]; 2);&quot; - &quot;;ROUND([.F68]+[.F70]; 2))" office:value-type="string" office:string-value="10.61 - 11.09" calcext:value-type="string">
            <text:p>10.61 - 11.09</text:p>
          </table:table-cell>
          <table:table-cell table:style-name="ce1" table:formula="of:=CONCATENATE(ROUND([.G68]-[.G70]; 2);&quot; - &quot;;ROUND([.G68]+[.G70]; 2))" office:value-type="string" office:string-value="10.67 - 11.12" calcext:value-type="string">
            <text:p>10.67 - 11.12</text:p>
          </table:table-cell>
          <table:table-cell table:style-name="ce1" table:formula="of:=CONCATENATE(ROUND([.H68]-[.H70]; 2);&quot; - &quot;;ROUND([.H68]+[.H70]; 2))" office:value-type="string" office:string-value="0.98 - 1" calcext:value-type="string">
            <text:p>0.98 - 1</text:p>
          </table:table-cell>
          <table:table-cell table:style-name="ce1" table:formula="of:=CONCATENATE(ROUND([.I68]-[.I70]; 2);&quot; - &quot;;ROUND([.I68]+[.I70]; 2))" office:value-type="string" office:string-value="1.05 - 1.09" calcext:value-type="string">
            <text:p>1.05 - 1.09</text:p>
          </table:table-cell>
          <table:table-cell table:style-name="ce1" table:formula="of:=CONCATENATE(ROUND([.J68]-[.J70]; 2);&quot; - &quot;;ROUND([.J68]+[.J70]; 2))" office:value-type="string" office:string-value="1.05 - 1.08" calcext:value-type="string">
            <text:p>1.05 - 1.08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9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Layer 19 20 layers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ead time 1GB</text:p>
          </table:table-cell>
          <table:table-cell table:style-name="ce1" office:value-type="string" calcext:value-type="string">
            <text:p>Write time 1GB unmodified</text:p>
          </table:table-cell>
          <table:table-cell table:style-name="ce1" office:value-type="string" calcext:value-type="string">
            <text:p>Write time 1GB modified</text:p>
          </table:table-cell>
          <table:table-cell table:style-name="ce1" office:value-type="string" calcext:value-type="string">
            <text:p>Read time 10*100MB</text:p>
          </table:table-cell>
          <table:table-cell table:style-name="ce1" office:value-type="string" calcext:value-type="string">
            <text:p>Write time 10*100MB unmodified</text:p>
          </table:table-cell>
          <table:table-cell table:style-name="ce1" office:value-type="string" calcext:value-type="string">
            <text:p>Write time 10*100MB modified</text:p>
          </table:table-cell>
          <table:table-cell table:style-name="ce1" office:value-type="string" calcext:value-type="string">
            <text:p>Read time 100MB</text:p>
          </table:table-cell>
          <table:table-cell table:style-name="ce1" office:value-type="string" calcext:value-type="string">
            <text:p>Write time 100MB unmodified</text:p>
          </table:table-cell>
          <table:table-cell table:style-name="ce1" office:value-type="string" calcext:value-type="string">
            <text:p>Write time 100MB modifi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2150681018829" calcext:value-type="float">
            <text:p>10.2151</text:p>
          </table:table-cell>
          <table:table-cell office:value-type="float" office:value="9.71662425994873" calcext:value-type="float">
            <text:p>9.7166</text:p>
          </table:table-cell>
          <table:table-cell office:value-type="float" office:value="9.74836325645447" calcext:value-type="float">
            <text:p>9.7484</text:p>
          </table:table-cell>
          <table:table-cell office:value-type="float" office:value="10.5356523990631" calcext:value-type="float">
            <text:p>10.5357</text:p>
          </table:table-cell>
          <table:table-cell office:value-type="float" office:value="10.3059134483337" calcext:value-type="float">
            <text:p>10.3059</text:p>
          </table:table-cell>
          <table:table-cell office:value-type="float" office:value="10.2729909420013" calcext:value-type="float">
            <text:p>10.2730</text:p>
          </table:table-cell>
          <table:table-cell office:value-type="float" office:value="1.06520295143127" calcext:value-type="float">
            <text:p>1.0652</text:p>
          </table:table-cell>
          <table:table-cell office:value-type="float" office:value="1.0310046672821" calcext:value-type="float">
            <text:p>1.0310</text:p>
          </table:table-cell>
          <table:table-cell office:value-type="float" office:value="1.0491840839386" calcext:value-type="float">
            <text:p>1.0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2142648696899" calcext:value-type="float">
            <text:p>10.2143</text:p>
          </table:table-cell>
          <table:table-cell office:value-type="float" office:value="9.70117521286011" calcext:value-type="float">
            <text:p>9.7012</text:p>
          </table:table-cell>
          <table:table-cell office:value-type="float" office:value="9.85699796676636" calcext:value-type="float">
            <text:p>9.8570</text:p>
          </table:table-cell>
          <table:table-cell office:value-type="float" office:value="10.6431276798248" calcext:value-type="float">
            <text:p>10.6431</text:p>
          </table:table-cell>
          <table:table-cell office:value-type="float" office:value="10.412903547287" calcext:value-type="float">
            <text:p>10.4129</text:p>
          </table:table-cell>
          <table:table-cell office:value-type="float" office:value="10.3896462917328" calcext:value-type="float">
            <text:p>10.3896</text:p>
          </table:table-cell>
          <table:table-cell office:value-type="float" office:value="1.0667290687561" calcext:value-type="float">
            <text:p>1.0667</text:p>
          </table:table-cell>
          <table:table-cell office:value-type="float" office:value="1.02570867538452" calcext:value-type="float">
            <text:p>1.0257</text:p>
          </table:table-cell>
          <table:table-cell office:value-type="float" office:value="1.01779627799988" calcext:value-type="float">
            <text:p>1.0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2061219215393" calcext:value-type="float">
            <text:p>10.2061</text:p>
          </table:table-cell>
          <table:table-cell office:value-type="float" office:value="9.83355784416199" calcext:value-type="float">
            <text:p>9.8336</text:p>
          </table:table-cell>
          <table:table-cell office:value-type="float" office:value="9.92070388793945" calcext:value-type="float">
            <text:p>9.9207</text:p>
          </table:table-cell>
          <table:table-cell office:value-type="float" office:value="10.5991830825806" calcext:value-type="float">
            <text:p>10.5992</text:p>
          </table:table-cell>
          <table:table-cell office:value-type="float" office:value="10.3659009933472" calcext:value-type="float">
            <text:p>10.3659</text:p>
          </table:table-cell>
          <table:table-cell office:value-type="float" office:value="10.6155297756195" calcext:value-type="float">
            <text:p>10.6155</text:p>
          </table:table-cell>
          <table:table-cell office:value-type="float" office:value="1.13505721092224" calcext:value-type="float">
            <text:p>1.1351</text:p>
          </table:table-cell>
          <table:table-cell office:value-type="float" office:value="1.01547479629517" calcext:value-type="float">
            <text:p>1.0155</text:p>
          </table:table-cell>
          <table:table-cell office:value-type="float" office:value="1.04441428184509" calcext:value-type="float">
            <text:p>1.0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2321126461029" calcext:value-type="float">
            <text:p>10.2321</text:p>
          </table:table-cell>
          <table:table-cell office:value-type="float" office:value="9.96378898620606" calcext:value-type="float">
            <text:p>9.9638</text:p>
          </table:table-cell>
          <table:table-cell office:value-type="float" office:value="10.1922578811646" calcext:value-type="float">
            <text:p>10.1923</text:p>
          </table:table-cell>
          <table:table-cell office:value-type="float" office:value="10.5254545211792" calcext:value-type="float">
            <text:p>10.5255</text:p>
          </table:table-cell>
          <table:table-cell office:value-type="float" office:value="10.880176782608" calcext:value-type="float">
            <text:p>10.8802</text:p>
          </table:table-cell>
          <table:table-cell office:value-type="float" office:value="11.3735349178314" calcext:value-type="float">
            <text:p>11.3735</text:p>
          </table:table-cell>
          <table:table-cell office:value-type="float" office:value="1.06468105316162" calcext:value-type="float">
            <text:p>1.0647</text:p>
          </table:table-cell>
          <table:table-cell office:value-type="float" office:value="1.0230278968811" calcext:value-type="float">
            <text:p>1.0230</text:p>
          </table:table-cell>
          <table:table-cell office:value-type="float" office:value="1.1128408908844" calcext:value-type="float">
            <text:p>1.1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2318003177643" calcext:value-type="float">
            <text:p>10.2318</text:p>
          </table:table-cell>
          <table:table-cell office:value-type="float" office:value="10.9462025165558" calcext:value-type="float">
            <text:p>10.9462</text:p>
          </table:table-cell>
          <table:table-cell office:value-type="float" office:value="10.2776439189911" calcext:value-type="float">
            <text:p>10.2776</text:p>
          </table:table-cell>
          <table:table-cell office:value-type="float" office:value="10.6082298755646" calcext:value-type="float">
            <text:p>10.6082</text:p>
          </table:table-cell>
          <table:table-cell office:value-type="float" office:value="10.4261240959168" calcext:value-type="float">
            <text:p>10.4261</text:p>
          </table:table-cell>
          <table:table-cell office:value-type="float" office:value="10.5409007072449" calcext:value-type="float">
            <text:p>10.5409</text:p>
          </table:table-cell>
          <table:table-cell office:value-type="float" office:value="1.06462812423706" calcext:value-type="float">
            <text:p>1.0646</text:p>
          </table:table-cell>
          <table:table-cell office:value-type="float" office:value="1.04216051101685" calcext:value-type="float">
            <text:p>1.0422</text:p>
          </table:table-cell>
          <table:table-cell office:value-type="float" office:value="1.03838682174683" calcext:value-type="float">
            <text:p>1.0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office:value-type="float" office:value="9.793" calcext:value-type="float">
            <text:p>9.793</text:p>
          </table:table-cell>
          <table:table-cell table:style-name="ce1" office:value-type="float" office:value="10.5594" calcext:value-type="float">
            <text:p>10.5594</text:p>
          </table:table-cell>
          <table:table-cell table:style-name="ce1" office:value-type="float" office:value="10.7347" calcext:value-type="float">
            <text:p>10.7347</text:p>
          </table:table-cell>
          <table:table-cell table:style-name="ce1" office:value-type="float" office:value="10.0937" calcext:value-type="float">
            <text:p>10.0937</text:p>
          </table:table-cell>
          <table:table-cell table:style-name="ce1" office:value-type="float" office:value="10.8482" calcext:value-type="float">
            <text:p>10.8482</text:p>
          </table:table-cell>
          <table:table-cell table:style-name="ce1" office:value-type="float" office:value="10.8935" calcext:value-type="float">
            <text:p>10.8935</text:p>
          </table:table-cell>
          <table:table-cell table:style-name="ce1" office:value-type="float" office:value="0.9906" calcext:value-type="float">
            <text:p>0.9906</text:p>
          </table:table-cell>
          <table:table-cell table:style-name="ce1" office:value-type="float" office:value="1.0713" calcext:value-type="float">
            <text:p>1.0713</text:p>
          </table:table-cell>
          <table:table-cell table:style-name="ce1" office:value-type="float" office:value="1.0636" calcext:value-type="float">
            <text:p>1.0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ev</text:p>
          </table:table-cell>
          <table:table-cell table:formula="of:=ROUND(STDEV([.B75:.B79]); 4)" office:value-type="float" office:value="0.0116" calcext:value-type="float">
            <text:p>0.0116</text:p>
          </table:table-cell>
          <table:table-cell table:formula="of:=ROUND(STDEV([.C75:.C79]); 4)" office:value-type="float" office:value="0.5217" calcext:value-type="float">
            <text:p>0.5217</text:p>
          </table:table-cell>
          <table:table-cell table:formula="of:=ROUND(STDEV([.D75:.D79]); 4)" office:value-type="float" office:value="0.2259" calcext:value-type="float">
            <text:p>0.2259</text:p>
          </table:table-cell>
          <table:table-cell table:formula="of:=ROUND(STDEV([.E75:.E79]); 4)" office:value-type="float" office:value="0.0502" calcext:value-type="float">
            <text:p>0.0502</text:p>
          </table:table-cell>
          <table:table-cell table:formula="of:=ROUND(STDEV([.F75:.F79]); 4)" office:value-type="float" office:value="0.2296" calcext:value-type="float">
            <text:p>0.2296</text:p>
          </table:table-cell>
          <table:table-cell table:formula="of:=ROUND(STDEV([.G75:.G79]); 4)" office:value-type="float" office:value="0.4318" calcext:value-type="float">
            <text:p>0.4318</text:p>
          </table:table-cell>
          <table:table-cell table:formula="of:=ROUND(STDEV([.H75:.H79]); 4)" office:value-type="float" office:value="0.0312" calcext:value-type="float">
            <text:p>0.0312</text:p>
          </table:table-cell>
          <table:table-cell table:formula="of:=ROUND(STDEV([.I75:.I79]); 4)" office:value-type="float" office:value="0.0099" calcext:value-type="float">
            <text:p>0.0099</text:p>
          </table:table-cell>
          <table:table-cell table:formula="of:=ROUND(STDEV([.J75:.J79]); 4)" office:value-type="float" office:value="0.0358" calcext:value-type="float">
            <text:p>0.0358</text:p>
          </table:table-cell>
          <table:table-cell table:number-columns-repeated="6"/>
        </table:table-row>
        <table:table-row table:style-name="ro1">
          <table:table-cell/>
          <table:table-cell table:formula="of:=CONFIDENCE(0.05; STDEV([.B75:.B80]); 5)" office:value-type="float" office:value="0.153021141077228" calcext:value-type="float">
            <text:p>0.1530</text:p>
          </table:table-cell>
          <table:table-cell table:formula="of:=CONFIDENCE(0.05; STDEV([.C75:.C80]); 5)" office:value-type="float" office:value="0.450409795321252" calcext:value-type="float">
            <text:p>0.4504</text:p>
          </table:table-cell>
          <table:table-cell table:formula="of:=CONFIDENCE(0.05; STDEV([.D75:.D80]); 5)" office:value-type="float" office:value="0.317226770445811" calcext:value-type="float">
            <text:p>0.3172</text:p>
          </table:table-cell>
          <table:table-cell table:formula="of:=CONFIDENCE(0.05; STDEV([.E75:.E80]); 5)" office:value-type="float" office:value="0.179218520604362" calcext:value-type="float">
            <text:p>0.1792</text:p>
          </table:table-cell>
          <table:table-cell table:formula="of:=CONFIDENCE(0.05; STDEV([.F75:.F80]); 5)" office:value-type="float" office:value="0.223448131416371" calcext:value-type="float">
            <text:p>0.2234</text:p>
          </table:table-cell>
          <table:table-cell table:formula="of:=CONFIDENCE(0.05; STDEV([.G75:.G80]); 5)" office:value-type="float" office:value="0.350616334569872" calcext:value-type="float">
            <text:p>0.3506</text:p>
          </table:table-cell>
          <table:table-cell table:formula="of:=CONFIDENCE(0.05; STDEV([.H75:.H80]); 5)" office:value-type="float" office:value="0.0400620481203052" calcext:value-type="float">
            <text:p>0.0401</text:p>
          </table:table-cell>
          <table:table-cell table:formula="of:=CONFIDENCE(0.05; STDEV([.I75:.I80]); 5)" office:value-type="float" office:value="0.0175108374038683" calcext:value-type="float">
            <text:p>0.0175</text:p>
          </table:table-cell>
          <table:table-cell table:formula="of:=CONFIDENCE(0.05; STDEV([.J75:.J80]); 5)" office:value-type="float" office:value="0.0283298462538142" calcext:value-type="float">
            <text:p>0.0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5% Confidence interval</text:p>
          </table:table-cell>
          <table:table-cell table:style-name="ce1" table:formula="of:=CONCATENATE(ROUND([.B80]-[.B82]; 2);&quot; - &quot;;ROUND([.B80]+[.B82]; 2))" office:value-type="string" office:string-value="9.64 - 9.95" calcext:value-type="string">
            <text:p>9.64 - 9.95</text:p>
          </table:table-cell>
          <table:table-cell table:style-name="ce1" table:formula="of:=CONCATENATE(ROUND([.C80]-[.C82]; 2);&quot; - &quot;;ROUND([.C80]+[.C82]; 2))" office:value-type="string" office:string-value="10.11 - 11.01" calcext:value-type="string">
            <text:p>10.11 - 11.01</text:p>
          </table:table-cell>
          <table:table-cell table:style-name="ce1" table:formula="of:=CONCATENATE(ROUND([.D80]-[.D82]; 2);&quot; - &quot;;ROUND([.D80]+[.D82]; 2))" office:value-type="string" office:string-value="10.42 - 11.05" calcext:value-type="string">
            <text:p>10.42 - 11.05</text:p>
          </table:table-cell>
          <table:table-cell table:style-name="ce1" table:formula="of:=CONCATENATE(ROUND([.E80]-[.E82]; 2);&quot; - &quot;;ROUND([.E80]+[.E82]; 2))" office:value-type="string" office:string-value="9.91 - 10.27" calcext:value-type="string">
            <text:p>9.91 - 10.27</text:p>
          </table:table-cell>
          <table:table-cell table:style-name="ce1" table:formula="of:=CONCATENATE(ROUND([.F80]-[.F82]; 2);&quot; - &quot;;ROUND([.F80]+[.F82]; 2))" office:value-type="string" office:string-value="10.62 - 11.07" calcext:value-type="string">
            <text:p>10.62 - 11.07</text:p>
          </table:table-cell>
          <table:table-cell table:style-name="ce1" table:formula="of:=CONCATENATE(ROUND([.G80]-[.G82]; 2);&quot; - &quot;;ROUND([.G80]+[.G82]; 2))" office:value-type="string" office:string-value="10.54 - 11.24" calcext:value-type="string">
            <text:p>10.54 - 11.24</text:p>
          </table:table-cell>
          <table:table-cell table:style-name="ce1" table:formula="of:=CONCATENATE(ROUND([.H80]-[.H82]; 2);&quot; - &quot;;ROUND([.H80]+[.H82]; 2))" office:value-type="string" office:string-value="0.95 - 1.03" calcext:value-type="string">
            <text:p>0.95 - 1.03</text:p>
          </table:table-cell>
          <table:table-cell table:style-name="ce1" table:formula="of:=CONCATENATE(ROUND([.I80]-[.I82]; 2);&quot; - &quot;;ROUND([.I80]+[.I82]; 2))" office:value-type="string" office:string-value="1.05 - 1.09" calcext:value-type="string">
            <text:p>1.05 - 1.09</text:p>
          </table:table-cell>
          <table:table-cell table:style-name="ce1" table:formula="of:=CONCATENATE(ROUND([.J80]-[.J82]; 2);&quot; - &quot;;ROUND([.J80]+[.J82]; 2))" office:value-type="string" office:string-value="1.04 - 1.09" calcext:value-type="string">
            <text:p>1.04 - 1.0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02:45:07.567254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6:08:13.513129191</meta:creation-date>
    <meta:generator>LibreOffice/6.4.7.2$Linux_X86_64 LibreOffice_project/40$Build-2</meta:generator>
    <dc:date>2020-12-22T04:27:47.735639966</dc:date>
    <meta:editing-duration>PT1H45M2S</meta:editing-duration>
    <meta:editing-cycles>9</meta:editing-cycles>
    <meta:document-statistic meta:table-count="1" meta:cell-count="759" meta:object-count="0"/>
  </office:meta>
</office:document-meta>
</file>